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9fa7" officeooo:paragraph-rsid="00159fa7"/>
    </style:style>
    <style:style style:name="P2" style:family="paragraph" style:parent-style-name="Standard">
      <style:text-properties officeooo:rsid="00178dd0" officeooo:paragraph-rsid="00178dd0"/>
    </style:style>
    <style:style style:name="P3" style:family="paragraph" style:parent-style-name="Standard">
      <style:text-properties fo:color="#ef413d" officeooo:rsid="00159fa7" officeooo:paragraph-rsid="00159fa7" fo:background-color="transparent"/>
    </style:style>
    <style:style style:name="P4" style:family="paragraph" style:parent-style-name="Standard">
      <style:text-properties fo:color="#0066b3" officeooo:rsid="00159fa7" officeooo:paragraph-rsid="00159fa7"/>
    </style:style>
    <style:style style:name="P5" style:family="paragraph" style:parent-style-name="Standard">
      <style:text-properties fo:color="#0066b3" officeooo:rsid="00178dd0" officeooo:paragraph-rsid="00178dd0"/>
    </style:style>
    <style:style style:name="P6" style:family="paragraph" style:parent-style-name="Standard">
      <style:text-properties fo:color="#5c2d91" officeooo:rsid="00159fa7" officeooo:paragraph-rsid="00159fa7"/>
    </style:style>
    <style:style style:name="P7" style:family="paragraph" style:parent-style-name="Standard">
      <style:text-properties fo:color="#5c2d91" officeooo:rsid="00178dd0" officeooo:paragraph-rsid="00178dd0"/>
    </style:style>
    <style:style style:name="P8" style:family="paragraph" style:parent-style-name="Standard">
      <style:text-properties fo:color="#00a65d" officeooo:rsid="00159fa7" officeooo:paragraph-rsid="00159fa7"/>
    </style:style>
    <style:style style:name="P9" style:family="paragraph" style:parent-style-name="Standard">
      <style:text-properties fo:color="#00a65d" officeooo:rsid="00178dd0" officeooo:paragraph-rsid="00178dd0"/>
    </style:style>
    <style:style style:name="P10" style:family="paragraph" style:parent-style-name="Standard">
      <style:text-properties fo:color="#ed1c24" officeooo:rsid="00159fa7" officeooo:paragraph-rsid="00159fa7"/>
    </style:style>
    <style:style style:name="P11" style:family="paragraph" style:parent-style-name="Standard">
      <style:text-properties fo:color="#ed1c24" officeooo:rsid="00196d2f" officeooo:paragraph-rsid="00196d2f"/>
    </style:style>
    <style:style style:name="P12" style:family="paragraph" style:parent-style-name="Standard">
      <style:text-properties fo:color="#ed1c24" officeooo:rsid="00178dd0" officeooo:paragraph-rsid="00178dd0"/>
    </style:style>
    <style:style style:name="P13" style:family="paragraph" style:parent-style-name="Standard">
      <style:text-properties fo:color="#ed1c24" fo:background-color="transparent"/>
    </style:style>
    <style:style style:name="P14" style:family="paragraph" style:parent-style-name="Standard">
      <style:text-properties fo:color="#ed1c24" officeooo:rsid="00159fa7" officeooo:paragraph-rsid="00159fa7" fo:background-color="transparent"/>
    </style:style>
    <style:style style:name="T1" style:family="text">
      <style:text-properties fo:color="#5c2d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7190223 　高倉翔太</text:p>
      <text:p text:style-name="P6">67190285　長嶋晟大</text:p>
      <text:p text:style-name="P4">67190302　中川拓</text:p>
      <text:p text:style-name="P8">67190489　宮本大輔</text:p>
      <text:p text:style-name="P1"/>
      <text:p text:style-name="P1">※それぞれが担当したPHPのCSSを作っています。</text:p>
      <text:p text:style-name="P1"/>
      <text:p text:style-name="P1">1.start.php</text:p>
      <text:p text:style-name="P1"/>
      <text:p text:style-name="P13">&lt;!DOCTYPE html&gt;</text:p>
      <text:p text:style-name="P13"/>
      <text:p text:style-name="P13">&lt;html lang="ja"&gt;</text:p>
      <text:p text:style-name="P13"/>
      <text:p text:style-name="P13">&lt;head&gt;</text:p>
      <text:p text:style-name="P13">&lt;link rel="stylesheet" type="text/css" href="/penshu4_2020/67190223/ex15/start.css"&gt;</text:p>
      <text:p text:style-name="P13">&lt;title&gt;</text:p>
      <text:p text:style-name="P13">シャッフルクエスト</text:p>
      <text:p text:style-name="P13">&lt;/title&gt;</text:p>
      <text:p text:style-name="P13">&lt;meta charset="utf-8"&gt;</text:p>
      <text:p text:style-name="P13">&lt;/head&gt;</text:p>
      <text:p text:style-name="P13"/>
      <text:p text:style-name="P13">&lt;body&gt;</text:p>
      <text:p text:style-name="P13">&lt;h1&gt;シャッフルクエスト&lt;/h1&gt;</text:p>
      <text:p text:style-name="P13"/>
      <text:p text:style-name="P13">&lt;p&gt;&lt;a href="toroku.html"&gt;ユーザー登録&lt;/a&gt;&lt;/p&gt;</text:p>
      <text:p text:style-name="P13"/>
      <text:p text:style-name="P13">&lt;p&gt;&lt;a href="ready.php"&gt;スタート&lt;/a&gt;&lt;/p&gt;</text:p>
      <text:p text:style-name="P13"/>
      <text:p text:style-name="P13">&lt;p&gt;&lt;a href="explain.php"&gt;説明書&lt;/a&gt;&lt;/p&gt;</text:p>
      <text:p text:style-name="P13"/>
      <text:p text:style-name="P13">&lt;/body&gt;</text:p>
      <text:p text:style-name="P13"/>
      <text:p text:style-name="P13">&lt;/html&gt;</text:p>
      <text:p text:style-name="P13"/>
      <text:p text:style-name="P13"/>
      <text:p text:style-name="P13"/>
      <text:p text:style-name="P13"/>
      <text:p text:style-name="P14">2.toroku.html</text:p>
      <text:p text:style-name="P14"/>
      <text:p text:style-name="P14">&lt;!DOCTYPE html&gt;</text:p>
      <text:p text:style-name="P14"/>
      <text:p text:style-name="P14">&lt;html lang="ja"&gt;</text:p>
      <text:p text:style-name="P14"/>
      <text:p text:style-name="P14">&lt;head&gt;</text:p>
      <text:p text:style-name="P14">&lt;link rel="stylesheet" type="text/css" href="/penshu4_2020/67190223/ex15/result.css"&gt;</text:p>
      <text:p text:style-name="P14">&lt;title&gt;</text:p>
      <text:p text:style-name="P14">ユーザー登録</text:p>
      <text:p text:style-name="P14">&lt;/title&gt;</text:p>
      <text:p text:style-name="P14">&lt;meta charset="utf-8"&gt;</text:p>
      <text:p text:style-name="P14">&lt;/head&gt;</text:p>
      <text:p text:style-name="P14"/>
      <text:p text:style-name="P14">&lt;body&gt;</text:p>
      <text:p text:style-name="P14">&lt;h1&gt;ユーザー登録&lt;/h1&gt;</text:p>
      <text:p text:style-name="P14"><text:soft-page-break/></text:p>
      <text:p text:style-name="P14">&lt;form action="toroku.php" method="post"&gt;</text:p>
      <text:p text:style-name="P14">USER:&lt;input type="text" name="uname"&gt;&lt;br&gt;</text:p>
      <text:p text:style-name="P14">PASSWORD：&lt;input type="password" name="pass"&gt;&lt;br&gt;</text:p>
      <text:p text:style-name="P14"/>
      <text:p text:style-name="P14">&lt;input type="submit"&gt;</text:p>
      <text:p text:style-name="P14">&lt;/form&gt;</text:p>
      <text:p text:style-name="P14"/>
      <text:p text:style-name="P14">&lt;/body&gt;</text:p>
      <text:p text:style-name="P14"/>
      <text:p text:style-name="P14">&lt;/html&gt;</text:p>
      <text:p text:style-name="P14"/>
      <text:p text:style-name="P1"/>
      <text:p text:style-name="P1"/>
      <text:p text:style-name="P1"/>
      <text:p text:style-name="P1">3.toroku.php</text:p>
      <text:p text:style-name="P1"/>
      <text:p text:style-name="P8">&lt;!DOCTYPE html&gt;</text:p>
      <text:p text:style-name="P8"/>
      <text:p text:style-name="P8">&lt;html lang="ja"&gt;</text:p>
      <text:p text:style-name="P8"/>
      <text:p text:style-name="P8">&lt;head&gt;</text:p>
      <text:p text:style-name="P8">&lt;link rel="stylesheet" type="text/css" href="/penshu4_2020/67190223/ex15/result.css"&gt;</text:p>
      <text:p text:style-name="P8">&lt;title&gt;</text:p>
      <text:p text:style-name="P8">ユーザー登録</text:p>
      <text:p text:style-name="P8">&lt;/title&gt;</text:p>
      <text:p text:style-name="P8">&lt;meta charset="utf-8"&gt;</text:p>
      <text:p text:style-name="P8">&lt;/head&gt;</text:p>
      <text:p text:style-name="P8"/>
      <text:p text:style-name="P8">&lt;body&gt;</text:p>
      <text:p text:style-name="P8">&lt;h1&gt;ユーザー登録&lt;/h1&gt;</text:p>
      <text:p text:style-name="P8"/>
      <text:p text:style-name="P8">&lt;?php</text:p>
      <text:p text:style-name="P8"/>
      <text:p text:style-name="P8">@$con = pg_connect("host=kite.cs.miyazaki-u.ac.jp dbname=endb2022 user=enuser2022 password=enpass2022");</text:p>
      <text:p text:style-name="P8">if ($con == false){</text:p>
      <text:p text:style-name="P8"><text:s text:c="2"/>print("DATABASE CONNECTION ERROR\n");</text:p>
      <text:p text:style-name="P8"><text:s text:c="2"/>exit;</text:p>
      <text:p text:style-name="P8">}</text:p>
      <text:p text:style-name="P8"/>
      <text:p text:style-name="P8"/>
      <text:p text:style-name="P8">$sql1 = "select uname from passdb where uname = '{$_POST['uname']}'";</text:p>
      <text:p text:style-name="P8"/>
      <text:p text:style-name="P8">@$result = pg_query($sql1); </text:p>
      <text:p text:style-name="P8">if($result == false){</text:p>
      <text:p text:style-name="P8"><text:s text:c="2"/>print"DATA ACQUISITION ERROR\n";</text:p>
      <text:p text:style-name="P8"><text:s text:c="2"/>exit;</text:p>
      <text:p text:style-name="P8">}</text:p>
      <text:p text:style-name="P8"/>
      <text:p text:style-name="P8">$row = pg_num_rows($result);</text:p>
      <text:p text:style-name="P8"/>
      <text:p text:style-name="P8">pg_free_result($result); </text:p>
      <text:p text:style-name="P8"><text:soft-page-break/></text:p>
      <text:p text:style-name="P8">if($row &gt; 0){ </text:p>
      <text:p text:style-name="P8"><text:s text:c="2"/>pg_close($con); </text:p>
      <text:p text:style-name="P8"/>
      <text:p text:style-name="P8"><text:s text:c="2"/>print "&lt;p&gt;\n";</text:p>
      <text:p text:style-name="P8"><text:s text:c="2"/>print "ユーザーが登録されています\n";</text:p>
      <text:p text:style-name="P8"><text:s text:c="2"/>print "&lt;/p&gt;\n";</text:p>
      <text:p text:style-name="P8"/>
      <text:p text:style-name="P8"><text:s text:c="2"/>print "&lt;p&gt;\n";</text:p>
      <text:p text:style-name="P8"><text:s text:c="2"/>print "&lt;a href=\"start.php\"&gt;戻る&lt;/a&gt;\n";</text:p>
      <text:p text:style-name="P8"><text:s text:c="2"/>print "&lt;/p&gt;\n";</text:p>
      <text:p text:style-name="P8"/>
      <text:p text:style-name="P8"><text:s text:c="2"/>print "&lt;/body&gt;\n";</text:p>
      <text:p text:style-name="P8"/>
      <text:p text:style-name="P8"><text:s text:c="2"/>print "&lt;/html&gt;\n";</text:p>
      <text:p text:style-name="P8"/>
      <text:p text:style-name="P8"><text:s text:c="2"/>exit;</text:p>
      <text:p text:style-name="P8">}</text:p>
      <text:p text:style-name="P1"/>
      <text:p text:style-name="P1"/>
      <text:p text:style-name="P1"/>
      <text:p text:style-name="P6">$sql1 = "insert into passdb values('{$_POST['uname']}','{$_POST['pass']}')";</text:p>
      <text:p text:style-name="P6"/>
      <text:p text:style-name="P6"/>
      <text:p text:style-name="P6">@$result = pg_query($sql1); </text:p>
      <text:p text:style-name="P6">if($result == false){</text:p>
      <text:p text:style-name="P6"><text:s text:c="2"/>print"DATA INSERTION ERROR\n";</text:p>
      <text:p text:style-name="P6"><text:s text:c="2"/>exit;</text:p>
      <text:p text:style-name="P6">}</text:p>
      <text:p text:style-name="P6">pg_free_result($result); </text:p>
      <text:p text:style-name="P6"/>
      <text:p text:style-name="P6"/>
      <text:p text:style-name="P6">$sql2 = "create table {$_POST['uname']} (id int, HP int, ATK int, DEF int, HPlog int)";</text:p>
      <text:p text:style-name="P6"/>
      <text:p text:style-name="P6">@$result = pg_query($sql2); </text:p>
      <text:p text:style-name="P6">if($result == false){</text:p>
      <text:p text:style-name="P6"><text:s text:c="2"/>print"TABLE CREATION ERROR\n";</text:p>
      <text:p text:style-name="P6"><text:s text:c="2"/>exit;</text:p>
      <text:p text:style-name="P6">}</text:p>
      <text:p text:style-name="P6"/>
      <text:p text:style-name="P6">pg_free_result($result);</text:p>
      <text:p text:style-name="P6"/>
      <text:p text:style-name="P6"/>
      <text:p text:style-name="P6">$sql3 = "select * from origin";</text:p>
      <text:p text:style-name="P6"/>
      <text:p text:style-name="P6">@$result = pg_query($sql3); </text:p>
      <text:p text:style-name="P6">if($result == false){</text:p>
      <text:p text:style-name="P6"><text:s text:c="2"/>print "DATA ACQUISITION ERROR\n";</text:p>
      <text:p text:style-name="P6"><text:s text:c="2"/>exit;</text:p>
      <text:p text:style-name="P6">}</text:p>
      <text:p text:style-name="P6"/>
      <text:p text:style-name="P6">$n = 5;</text:p>
      <text:p text:style-name="P6"><text:soft-page-break/>$m = pg_num_rows($result);</text:p>
      <text:p text:style-name="P6">for($i = 0; $i &lt; $m; $i++){</text:p>
      <text:p text:style-name="P6"><text:s text:c="2"/>for($j = 0; $j &lt; $n; $j++){</text:p>
      <text:p text:style-name="P6"><text:s text:c="2"/>$a[$i][$j] = pg_fetch_result($result,$i,$j);</text:p>
      <text:p text:style-name="P6">}</text:p>
      <text:p text:style-name="P6">}</text:p>
      <text:p text:style-name="P6"/>
      <text:p text:style-name="P6">pg_free_result($result);</text:p>
      <text:p text:style-name="P6"/>
      <text:p text:style-name="P6">for($i = 0; $i &lt; $m; $i++){</text:p>
      <text:p text:style-name="P6">$sql4 = "insert into {$_POST['uname']} values({$a[$i][0]},{$a[$i][1]},{$a[$i][2]},{$a[$i][3]},{$a[$i][4]})";</text:p>
      <text:p text:style-name="P6"/>
      <text:p text:style-name="P6"/>
      <text:p text:style-name="P6">@$result = pg_query($sql4);</text:p>
      <text:p text:style-name="P6">if($result == false){</text:p>
      <text:p text:style-name="P6"><text:s text:c="2"/>print"DATA INSERTION ERROR1\n";</text:p>
      <text:p text:style-name="P6"><text:s text:c="2"/>exit;</text:p>
      <text:p text:style-name="P6">}</text:p>
      <text:p text:style-name="P6">pg_free_result($result);</text:p>
      <text:p text:style-name="P6">}</text:p>
      <text:p text:style-name="P6"/>
      <text:p text:style-name="P6">pg_close($con);</text:p>
      <text:p text:style-name="P6">?&gt;</text:p>
      <text:p text:style-name="P6"/>
      <text:p text:style-name="P6">&lt;p&gt;</text:p>
      <text:p text:style-name="P6">ユーザーが登録されました</text:p>
      <text:p text:style-name="P6">&lt;/p&gt;</text:p>
      <text:p text:style-name="P6"/>
      <text:p text:style-name="P6">&lt;p&gt;</text:p>
      <text:p text:style-name="P6">&lt;a href="start.php"&gt;戻る&lt;/a&gt;</text:p>
      <text:p text:style-name="P6">&lt;/p&gt;</text:p>
      <text:p text:style-name="P6"/>
      <text:p text:style-name="P6">&lt;/body&gt;</text:p>
      <text:p text:style-name="P6"/>
      <text:p text:style-name="P6">&lt;/html&gt;</text:p>
      <text:p text:style-name="P1"/>
      <text:p text:style-name="P1"/>
      <text:p text:style-name="P1"/>
      <text:p text:style-name="P1"/>
      <text:p text:style-name="P1">4.ready.php</text:p>
      <text:p text:style-name="P1"/>
      <text:p text:style-name="P4">&lt;?php</text:p>
      <text:p text:style-name="P4">include_once("auth.inc");</text:p>
      <text:p text:style-name="P4">auth();</text:p>
      <text:p text:style-name="P4">?&gt;</text:p>
      <text:p text:style-name="P4"/>
      <text:p text:style-name="P4">&lt;!DOCTYPE html&gt;</text:p>
      <text:p text:style-name="P4"/>
      <text:p text:style-name="P4">&lt;html lang="ja"&gt;</text:p>
      <text:p text:style-name="P4"/>
      <text:p text:style-name="P4">&lt;head&gt;</text:p>
      <text:p text:style-name="P4">&lt;link rel="stylesheet" type="text/css" href="/penshu4_2020/67190223/ex15/ready.css"&gt;</text:p>
      <text:p text:style-name="P4"><text:soft-page-break/>&lt;title&gt;</text:p>
      <text:p text:style-name="P4">戦闘準備画面</text:p>
      <text:p text:style-name="P4">&lt;/title&gt;</text:p>
      <text:p text:style-name="P4">&lt;meta charset="utf-8"&gt;</text:p>
      <text:p text:style-name="P4">&lt;/head&gt;</text:p>
      <text:p text:style-name="P4"/>
      <text:p text:style-name="P4">&lt;body&gt;</text:p>
      <text:p text:style-name="P4"/>
      <text:p text:style-name="P4">&lt;h1&gt;戦闘準備画面&lt;/h1&gt;</text:p>
      <text:p text:style-name="P4"/>
      <text:p text:style-name="P4">&lt;?php</text:p>
      <text:p text:style-name="P4"/>
      <text:p text:style-name="P4">@$con = pg_connect("host=kite.cs.miyazaki-u.ac.jp dbname=endb2022 user=enuser2022 password=enpass2022");</text:p>
      <text:p text:style-name="P4">if ($con == false){</text:p>
      <text:p text:style-name="P4"><text:s text:c="2"/>print("DATABASE CONNECTION5 <text:s/>ERROR\n");</text:p>
      <text:p text:style-name="P4"><text:s text:c="2"/>exit;</text:p>
      <text:p text:style-name="P4">}</text:p>
      <text:p text:style-name="P4"/>
      <text:p text:style-name="P4">$sql1 = "select * from {$_SERVER['PHP_AUTH_USER']}";</text:p>
      <text:p text:style-name="P4">//$sql1 = "select * from origin";</text:p>
      <text:p text:style-name="P4"/>
      <text:p text:style-name="P4">@$result = pg_query($sql1);</text:p>
      <text:p text:style-name="P4">if($result == false){</text:p>
      <text:p text:style-name="P4"><text:s text:c="2"/>print"DATA ACQUISITION ERROR\n";</text:p>
      <text:p text:style-name="P4"><text:s text:c="2"/>exit;</text:p>
      <text:p text:style-name="P4">}</text:p>
      <text:p text:style-name="P4"/>
      <text:p text:style-name="P4">$n = 4;</text:p>
      <text:p text:style-name="P4">$m = pg_num_rows($result);</text:p>
      <text:p text:style-name="P4"/>
      <text:p text:style-name="P4">for($i = 0; $i &lt; $m; $i++){</text:p>
      <text:p text:style-name="P4"><text:s text:c="2"/>for($j = 0; $j &lt; $n; $j++){</text:p>
      <text:p text:style-name="P4"><text:s text:c="4"/>$a[$i][$j] = pg_fetch_result($result,$i,$j);</text:p>
      <text:p text:style-name="P4"><text:s text:c="2"/>}</text:p>
      <text:p text:style-name="P4">}</text:p>
      <text:p text:style-name="P4"/>
      <text:p text:style-name="P4">pg_free_result($result);</text:p>
      <text:p text:style-name="P4">pg_close($con);</text:p>
      <text:p text:style-name="P4"/>
      <text:p text:style-name="P4">$mahou = floor(($a[0][1]+$a[0][2]+$a[0][3]) / 5);</text:p>
      <text:p text:style-name="P4">$kaihuku = floor(($a[0][1]+$a[0][3]) / 3);</text:p>
      <text:p text:style-name="P4"/>
      <text:p text:style-name="P4">print "あなた";</text:p>
      <text:p text:style-name="P4"/>
      <text:p text:style-name="P4">print "&lt;ul&gt;\n";</text:p>
      <text:p text:style-name="P4">print "&lt;li&gt;HP:".$a[0][1]."&lt;/li&gt;";</text:p>
      <text:p text:style-name="P4">print "&lt;li&gt;ATK:".$a[0][2]."&lt;/li&gt;";</text:p>
      <text:p text:style-name="P4">print "&lt;li&gt;DEF:".$a[0][3]."&lt;/li&gt;";</text:p>
      <text:p text:style-name="P4">print "&lt;li&gt;サンダー:".$mahou."&lt;/li&gt;";</text:p>
      <text:p text:style-name="P4">print "&lt;li&gt;ヒール:".$kaihuku."&lt;/li&gt;";</text:p>
      <text:p text:style-name="P4">print "&lt;/ul&gt;\n";</text:p>
      <text:p text:style-name="P4"/>
      <text:p text:style-name="P4"><text:soft-page-break/></text:p>
      <text:p text:style-name="P4">print "&lt;a href=\"start.php\"&gt;戻る&lt;/a&gt;\n";</text:p>
      <text:p text:style-name="P4"/>
      <text:p text:style-name="P4">print "&lt;a href=\"shuffle.php\"&gt;シャッフル&lt;/a&gt;\n";</text:p>
      <text:p text:style-name="P4"/>
      <text:p text:style-name="P4">print "&lt;a href=\"battle1.php\"&gt;いざ戦闘へ&lt;/a&gt;\n";</text:p>
      <text:p text:style-name="P4"/>
      <text:p text:style-name="P4"/>
      <text:p text:style-name="P4"/>
      <text:p text:style-name="P4">?&gt;</text:p>
      <text:p text:style-name="P4">&lt;/form&gt;</text:p>
      <text:p text:style-name="P4"/>
      <text:p text:style-name="P4">&lt;/body&gt;</text:p>
      <text:p text:style-name="P4">&lt;/html&gt;</text:p>
      <text:p text:style-name="P1"/>
      <text:p text:style-name="P1"/>
      <text:p text:style-name="P1"/>
      <text:p text:style-name="P1"/>
      <text:p text:style-name="P1">5.shuffle.php</text:p>
      <text:p text:style-name="P1"/>
      <text:p text:style-name="P10">&lt;?php</text:p>
      <text:p text:style-name="P10">include_once("auth.inc");</text:p>
      <text:p text:style-name="P10">auth();</text:p>
      <text:p text:style-name="P10">?&gt;</text:p>
      <text:p text:style-name="P10"/>
      <text:p text:style-name="P10">&lt;!DOCTYPE html&gt;</text:p>
      <text:p text:style-name="P10"/>
      <text:p text:style-name="P10">&lt;html lang="ja"&gt;</text:p>
      <text:p text:style-name="P10"/>
      <text:p text:style-name="P10">&lt;head&gt;</text:p>
      <text:p text:style-name="P10">&lt;link rel="stylesheet" type="text/css" href="/penshu4_2020/67190223/ex15/shuffle.css"&gt;</text:p>
      <text:p text:style-name="P10">&lt;title&gt;</text:p>
      <text:p text:style-name="P10">戦闘準備画面（シャッフル）</text:p>
      <text:p text:style-name="P10">&lt;/title&gt;</text:p>
      <text:p text:style-name="P10">&lt;meta charset="utf-8"&gt;</text:p>
      <text:p text:style-name="P10">&lt;/head&gt;</text:p>
      <text:p text:style-name="P10"/>
      <text:p text:style-name="P10">&lt;body&gt;</text:p>
      <text:p text:style-name="P10"/>
      <text:p text:style-name="P10">&lt;h1&gt;シャッフル！&lt;/h1&gt;</text:p>
      <text:p text:style-name="P10"/>
      <text:p text:style-name="P10">&lt;?php</text:p>
      <text:p text:style-name="P10"/>
      <text:p text:style-name="P10">@$con = pg_connect("host=kite.cs.miyazaki-u.ac.jp dbname=endb2022 user=enuser2022 password=enpass2022");</text:p>
      <text:p text:style-name="P10">if ($con == false){</text:p>
      <text:p text:style-name="P10"><text:s text:c="2"/>print("DATABASE CONNECTION5 <text:s/>ERROR\n");</text:p>
      <text:p text:style-name="P10"><text:s text:c="2"/>exit;</text:p>
      <text:p text:style-name="P10">}</text:p>
      <text:p text:style-name="P10"/>
      <text:p text:style-name="P10">$sql1 = "select * from {$_SERVER['PHP_AUTH_USER']}";</text:p>
      <text:p text:style-name="P10">//$sql1 = "select * from origin";</text:p>
      <text:p text:style-name="P10"/>
      <text:p text:style-name="P10"><text:soft-page-break/>@$result = pg_query($sql1);</text:p>
      <text:p text:style-name="P10">if($result == false){</text:p>
      <text:p text:style-name="P10"><text:s text:c="2"/>print"DATA ACQUISITION ERROR\n";</text:p>
      <text:p text:style-name="P10"><text:s text:c="2"/>exit;</text:p>
      <text:p text:style-name="P10">}</text:p>
      <text:p text:style-name="P10"/>
      <text:p text:style-name="P10">$n = 4;</text:p>
      <text:p text:style-name="P10">$m = pg_num_rows($result);</text:p>
      <text:p text:style-name="P10"/>
      <text:p text:style-name="P10">for($i = 0; $i &lt; $m; $i++){</text:p>
      <text:p text:style-name="P10"><text:s text:c="2"/>for($j = 0; $j &lt; $n; $j++){</text:p>
      <text:p text:style-name="P10"><text:s text:c="4"/>$a[$i][$j] = pg_fetch_result($result,$i,$j);</text:p>
      <text:p text:style-name="P10"><text:s text:c="2"/>}</text:p>
      <text:p text:style-name="P10">}</text:p>
      <text:p text:style-name="P10"/>
      <text:p text:style-name="P10"/>
      <text:p text:style-name="P10">$x = 0;</text:p>
      <text:p text:style-name="P10">for($i = 0; $i &lt;= 5; $i++){</text:p>
      <text:p text:style-name="P10"><text:s text:c="2"/>for($j = 1; $j &lt;= 3; $j++){</text:p>
      <text:p text:style-name="P10"><text:s text:c="4"/>$array[$x] = $a[$i][$j];</text:p>
      <text:p text:style-name="P10"><text:s text:c="4"/>$x = $x + 1;</text:p>
      <text:p text:style-name="P10"><text:s text:c="2"/>}</text:p>
      <text:p text:style-name="P10">}</text:p>
      <text:p text:style-name="P10"/>
      <text:p text:style-name="P10">$size = 18;</text:p>
      <text:p text:style-name="P10"/>
      <text:p text:style-name="P10">for($k = 0; $k &lt; $size; $k++) {</text:p>
      <text:p text:style-name="P10"><text:s text:c="8"/>$r = mt_rand( $k, $size-1 );</text:p>
      <text:p text:style-name="P10"><text:s text:c="8"/>$tmp = $array[$k];</text:p>
      <text:p text:style-name="P10"><text:s text:c="8"/>$array[$k] = $array[$r];</text:p>
      <text:p text:style-name="P10"><text:s text:c="8"/>$array[$r] = $tmp;</text:p>
      <text:p text:style-name="P10"><text:s text:c="4"/>}</text:p>
      <text:p text:style-name="P10"/>
      <text:p text:style-name="P10">for($p = 0; $p &lt;$size; $p++){</text:p>
      <text:p text:style-name="P10"><text:s text:c="2"/>$amari1 = floor($p / 3);</text:p>
      <text:p text:style-name="P10"><text:s text:c="2"/>$amari2 = ($p % 3) + 1;</text:p>
      <text:p text:style-name="P10"><text:s text:c="2"/>$a[$amari1][$amari2] = $array[$p];</text:p>
      <text:p text:style-name="P10">}</text:p>
      <text:p text:style-name="P10"/>
      <text:p text:style-name="P10">$atk1 = floor($a[1][2] / 3);</text:p>
      <text:p text:style-name="P10">$def1 = floor($a[1][3] / 7);</text:p>
      <text:p text:style-name="P10">$atk2 = $a[2][2] * 2;</text:p>
      <text:p text:style-name="P10">$hp3 = $a[3][1] * 4;</text:p>
      <text:p text:style-name="P10">$def4 = $a[4][3] * 7;</text:p>
      <text:p text:style-name="P10">$hp5 = $a[5][1] * 3;</text:p>
      <text:p text:style-name="P10">$atk5 = $a[5][2] * 6;</text:p>
      <text:p text:style-name="P10">$def5 = $a[5][3] * 3;</text:p>
      <text:p text:style-name="P10"/>
      <text:p text:style-name="P10">if($atk1 == 0){</text:p>
      <text:p text:style-name="P10"><text:s text:c="8"/>$atk1 = 10;</text:p>
      <text:p text:style-name="P10"><text:s text:c="5"/>}</text:p>
      <text:p text:style-name="P10">if($def1 == 0){</text:p>
      <text:p text:style-name="P10"><text:soft-page-break/><text:s text:c="8"/>$def1 = 10;</text:p>
      <text:p text:style-name="P10">}</text:p>
      <text:p text:style-name="P10">if($atk2 &gt;= 8000){</text:p>
      <text:p text:style-name="P10"><text:s text:c="8"/>$atk2 = 220;</text:p>
      <text:p text:style-name="P10"><text:s text:c="5"/>}</text:p>
      <text:p text:style-name="P10">if($hp3 &gt;= 8000){</text:p>
      <text:p text:style-name="P10"><text:s text:c="8"/>$hp3 = 500;</text:p>
      <text:p text:style-name="P10">}</text:p>
      <text:p text:style-name="P10">if($def4 &gt;= 8000){</text:p>
      <text:p text:style-name="P10"><text:s text:c="8"/>$def4 = 500;</text:p>
      <text:p text:style-name="P10">}</text:p>
      <text:p text:style-name="P10">if($hp5 &gt;= 10000){</text:p>
      <text:p text:style-name="P10"><text:s text:c="8"/>$hp5 = 600;</text:p>
      <text:p text:style-name="P10"><text:s text:c="4"/>}</text:p>
      <text:p text:style-name="P10">if($atk5 &gt;= 10000){</text:p>
      <text:p text:style-name="P10"><text:s text:c="8"/>$atk5 = 600;</text:p>
      <text:p text:style-name="P10">}</text:p>
      <text:p text:style-name="P10">if($def5 &gt;= 10000){</text:p>
      <text:p text:style-name="P10"><text:s text:c="8"/>$def5 = 600;</text:p>
      <text:p text:style-name="P10"><text:s text:c="4"/>}</text:p>
      <text:p text:style-name="P10"/>
      <text:p text:style-name="P10">$sql1_1 = "update {$_SERVER['PHP_AUTH_USER']} set hp = {$a[0][1]} where id = 0";</text:p>
      <text:p text:style-name="P10">$sql1_2 = "update {$_SERVER['PHP_AUTH_USER']} set atk = {$a[0][2]} where id = 0";</text:p>
      <text:p text:style-name="P10">$sql1_3 = "update {$_SERVER['PHP_AUTH_USER']} set def = {$a[0][3]} where id = 0";</text:p>
      <text:p text:style-name="P10">$sql1_4 = "update {$_SERVER['PHP_AUTH_USER']} set hplog = {$a[0][1]} where id = 0";</text:p>
      <text:p text:style-name="P10">$sql2_1 = "update {$_SERVER['PHP_AUTH_USER']} set hp = {$a[1][1]} where id = 1";</text:p>
      <text:p text:style-name="P10">$sql2_2 = "update {$_SERVER['PHP_AUTH_USER']} set atk = {$atk1} where id = 1";</text:p>
      <text:p text:style-name="P10">$sql2_3 = "update {$_SERVER['PHP_AUTH_USER']} set def = {$def1} where id = 1";</text:p>
      <text:p text:style-name="P10">$sql2_4 = "update {$_SERVER['PHP_AUTH_USER']} set hplog = {$a[1][1]} where id = 1";</text:p>
      <text:p text:style-name="P10">$sql3_1 = "update {$_SERVER['PHP_AUTH_USER']} set hp = {$a[2][1]} where id = 2";</text:p>
      <text:p text:style-name="P10">$sql3_2 = "update {$_SERVER['PHP_AUTH_USER']} set atk = {$atk2} where id = 2";</text:p>
      <text:p text:style-name="P10">$sql3_3 = "update {$_SERVER['PHP_AUTH_USER']} set def = {$a[2][3]} where id = 2";</text:p>
      <text:p text:style-name="P10">$sql3_4 = "update {$_SERVER['PHP_AUTH_USER']} set hplog = {$a[2][1]} where id = 2";</text:p>
      <text:p text:style-name="P10">$sql4_1 = "update {$_SERVER['PHP_AUTH_USER']} set hp = {$hp3} where id = 3";</text:p>
      <text:p text:style-name="P10">$sql4_2 = "update {$_SERVER['PHP_AUTH_USER']} set atk = {$a[3][2]} where id = 3";</text:p>
      <text:p text:style-name="P10">$sql4_3 = "update {$_SERVER['PHP_AUTH_USER']} set def = {$a[3][3]} where id = 3";</text:p>
      <text:p text:style-name="P10">$sql4_4 = "update {$_SERVER['PHP_AUTH_USER']} set hplog = {$hp3} where id = 3";</text:p>
      <text:p text:style-name="P10">$sql5_1 = "update {$_SERVER['PHP_AUTH_USER']} set hp = {$a[4][1]} where id = 4";</text:p>
      <text:p text:style-name="P10">$sql5_2 = "update {$_SERVER['PHP_AUTH_USER']} set atk = {$a[4][2]} where id = 4";</text:p>
      <text:p text:style-name="P10">$sql5_3 = "update {$_SERVER['PHP_AUTH_USER']} set def = {$def4} where id = 4";</text:p>
      <text:p text:style-name="P10">$sql5_4 = "update {$_SERVER['PHP_AUTH_USER']} set hplog = {$a[4][1]} where id = 4";</text:p>
      <text:p text:style-name="P10">$sql6_1 = "update {$_SERVER['PHP_AUTH_USER']} set hp = {$hp5} where id = 5";</text:p>
      <text:p text:style-name="P10">$sql6_2 = "update {$_SERVER['PHP_AUTH_USER']} set atk = {$atk5} where id = 5";</text:p>
      <text:p text:style-name="P10">$sql6_3 = "update {$_SERVER['PHP_AUTH_USER']} set def = {$def5} where id = 5";</text:p>
      <text:p text:style-name="P10">$sql6_4 = "update {$_SERVER['PHP_AUTH_USER']} set hplog = {$hp5} where id = 5";</text:p>
      <text:p text:style-name="P10"/>
      <text:p text:style-name="P10">@$result = pg_query($sql1_1);</text:p>
      <text:p text:style-name="P10"><text:s/>if($result == false){</text:p>
      <text:p text:style-name="P10"><text:s text:c="4"/>print"DATA ACQUISITION ERROR1.1\n";</text:p>
      <text:p text:style-name="P10"><text:s text:c="4"/>exit;</text:p>
      <text:p text:style-name="P10"><text:s/>}</text:p>
      <text:p text:style-name="P10"/>
      <text:p text:style-name="P10"><text:soft-page-break/><text:s/>@$result = pg_query($sql1_2);</text:p>
      <text:p text:style-name="P10"><text:s/>if($result == false){</text:p>
      <text:p text:style-name="P10"><text:s text:c="4"/>print"DATA ACQUISITION ERROR1.2\n";</text:p>
      <text:p text:style-name="P10"><text:s text:c="4"/>exit;</text:p>
      <text:p text:style-name="P10"><text:s/>}</text:p>
      <text:p text:style-name="P10"/>
      <text:p text:style-name="P10"><text:s text:c="2"/>@$result = pg_query($sql1_3);</text:p>
      <text:p text:style-name="P10"><text:s/>if($result == false){</text:p>
      <text:p text:style-name="P10"><text:s text:c="4"/>print"DATA ACQUISITION ERROR1.3\n";</text:p>
      <text:p text:style-name="P10"><text:s text:c="4"/>exit;</text:p>
      <text:p text:style-name="P10"><text:s/>}</text:p>
      <text:p text:style-name="P10"/>
      <text:p text:style-name="P10"><text:s/>@$result = pg_query($sql1_4);</text:p>
      <text:p text:style-name="P10"><text:s/>if($result == false){</text:p>
      <text:p text:style-name="P10"><text:s text:c="4"/>print"DATA ACQUISITION ERROR1.4\n";</text:p>
      <text:p text:style-name="P10"><text:s text:c="4"/>exit;</text:p>
      <text:p text:style-name="P10"><text:s/>}</text:p>
      <text:p text:style-name="P10"/>
      <text:p text:style-name="P10"><text:s text:c="2"/>@$result = pg_query($sql2_1);</text:p>
      <text:p text:style-name="P10"><text:s/>if($result == false){</text:p>
      <text:p text:style-name="P10"><text:s text:c="4"/>print"DATA ACQUISITION ERROR2.1\n";</text:p>
      <text:p text:style-name="P10"><text:s text:c="4"/>exit;</text:p>
      <text:p text:style-name="P10"><text:s/>}</text:p>
      <text:p text:style-name="P10"/>
      <text:p text:style-name="P10"><text:s text:c="2"/>@$result = pg_query($sql2_2);</text:p>
      <text:p text:style-name="P10"><text:s/>if($result == false){</text:p>
      <text:p text:style-name="P10"><text:s text:c="4"/>print"DATA ACQUISITION ERROR2.2\n";</text:p>
      <text:p text:style-name="P10"><text:s text:c="4"/>exit;</text:p>
      <text:p text:style-name="P10"><text:s/>}</text:p>
      <text:p text:style-name="P10"/>
      <text:p text:style-name="P10"><text:s text:c="2"/>@$result = pg_query($sql2_3);</text:p>
      <text:p text:style-name="P10"><text:s/>if($result == false){</text:p>
      <text:p text:style-name="P10"><text:s text:c="4"/>print"DATA ACQUISITION ERROR2.3\n";</text:p>
      <text:p text:style-name="P10"><text:s text:c="4"/>exit;</text:p>
      <text:p text:style-name="P10"><text:s/>}</text:p>
      <text:p text:style-name="P10"/>
      <text:p text:style-name="P10">@$result = pg_query($sql2_4);</text:p>
      <text:p text:style-name="P10"><text:s/>if($result == false){</text:p>
      <text:p text:style-name="P10"><text:s text:c="4"/>print"DATA ACQUISITION ERROR2.4\n";</text:p>
      <text:p text:style-name="P10"><text:s text:c="4"/>exit;</text:p>
      <text:p text:style-name="P10"><text:s/>}</text:p>
      <text:p text:style-name="P10"/>
      <text:p text:style-name="P10">@$result = pg_query($sql3_1);</text:p>
      <text:p text:style-name="P10"><text:s/>if($result == false){</text:p>
      <text:p text:style-name="P10"><text:s text:c="4"/>print"DATA ACQUISITION ERROR3.1\n";</text:p>
      <text:p text:style-name="P10"><text:s text:c="4"/>exit;</text:p>
      <text:p text:style-name="P10"><text:s/>}</text:p>
      <text:p text:style-name="P10"/>
      <text:p text:style-name="P10"><text:s/>@$result = pg_query($sql3_2);</text:p>
      <text:p text:style-name="P10"><text:s/>if($result == false){</text:p>
      <text:p text:style-name="P10"><text:s text:c="4"/>print"DATA ACQUISITION ERROR3.2\n";</text:p>
      <text:p text:style-name="P10"><text:s text:c="4"/>exit;</text:p>
      <text:p text:style-name="P10"><text:soft-page-break/><text:s/>}</text:p>
      <text:p text:style-name="P10"/>
      <text:p text:style-name="P10"><text:s text:c="2"/>@$result = pg_query($sql3_3);</text:p>
      <text:p text:style-name="P10"><text:s/>if($result == false){</text:p>
      <text:p text:style-name="P10"><text:s text:c="4"/>print"DATA ACQUISITION ERROR3.3\n";</text:p>
      <text:p text:style-name="P10"><text:s text:c="4"/>exit;</text:p>
      <text:p text:style-name="P10"><text:s/>}</text:p>
      <text:p text:style-name="P10"/>
      <text:p text:style-name="P10"><text:s/>@$result = pg_query($sql3_4);</text:p>
      <text:p text:style-name="P10"><text:s/>if($result == false){</text:p>
      <text:p text:style-name="P10"><text:s text:c="4"/>print"DATA ACQUISITION ERROR3.4\n";</text:p>
      <text:p text:style-name="P10"><text:s text:c="4"/>exit;</text:p>
      <text:p text:style-name="P10"><text:s/>}</text:p>
      <text:p text:style-name="P10"/>
      <text:p text:style-name="P10"><text:s text:c="2"/>@$result = pg_query($sql4_1);</text:p>
      <text:p text:style-name="P10"><text:s/>if($result == false){</text:p>
      <text:p text:style-name="P10"><text:s text:c="4"/>print"DATA ACQUISITION ERROR4.1\n";</text:p>
      <text:p text:style-name="P10"><text:s text:c="4"/>exit;</text:p>
      <text:p text:style-name="P10"><text:s/>}</text:p>
      <text:p text:style-name="P10"/>
      <text:p text:style-name="P10"><text:s text:c="2"/>@$result = pg_query($sql4_2);</text:p>
      <text:p text:style-name="P10"><text:s/>if($result == false){</text:p>
      <text:p text:style-name="P10"><text:s text:c="4"/>print"DATA ACQUISITION ERROR4.2\n";</text:p>
      <text:p text:style-name="P10"><text:s text:c="4"/>exit;</text:p>
      <text:p text:style-name="P10"><text:s/>}</text:p>
      <text:p text:style-name="P10"/>
      <text:p text:style-name="P10"><text:s text:c="2"/>@$result = pg_query($sql4_3);</text:p>
      <text:p text:style-name="P10"><text:s/>if($result == false){</text:p>
      <text:p text:style-name="P10"><text:s text:c="4"/>print"DATA ACQUISITION ERROR4.3\n";</text:p>
      <text:p text:style-name="P10"><text:s text:c="4"/>exit;</text:p>
      <text:p text:style-name="P10"><text:s/>}</text:p>
      <text:p text:style-name="P10"/>
      <text:p text:style-name="P10">@$result = pg_query($sql4_4);</text:p>
      <text:p text:style-name="P10"><text:s/>if($result == false){</text:p>
      <text:p text:style-name="P10"><text:s text:c="4"/>print"DATA ACQUISITION ERROR4.4\n";</text:p>
      <text:p text:style-name="P10"><text:s text:c="4"/>exit;</text:p>
      <text:p text:style-name="P10"><text:s/>}</text:p>
      <text:p text:style-name="P10"/>
      <text:p text:style-name="P10"><text:s/>@$result = pg_query($sql5_1);</text:p>
      <text:p text:style-name="P10"><text:s/>if($result == false){</text:p>
      <text:p text:style-name="P10"><text:s text:c="4"/>print"DATA ACQUISITION ERROR5.1\n";</text:p>
      <text:p text:style-name="P10"><text:s text:c="4"/>exit;</text:p>
      <text:p text:style-name="P10"><text:s/>}</text:p>
      <text:p text:style-name="P10"/>
      <text:p text:style-name="P10"><text:s/>@$result = pg_query($sql5_2);</text:p>
      <text:p text:style-name="P10"><text:s/>if($result == false){</text:p>
      <text:p text:style-name="P10"><text:s text:c="4"/>print"DATA ACQUISITION ERROR5.2\n";</text:p>
      <text:p text:style-name="P10"><text:s text:c="4"/>exit;</text:p>
      <text:p text:style-name="P10"><text:s/>}</text:p>
      <text:p text:style-name="P10"/>
      <text:p text:style-name="P10"><text:s text:c="2"/>@$result = pg_query($sql5_3);</text:p>
      <text:p text:style-name="P10"><text:s/>if($result == false){</text:p>
      <text:p text:style-name="P10"><text:soft-page-break/><text:s text:c="4"/>print"DATA ACQUISITION ERROR5.3\n";</text:p>
      <text:p text:style-name="P10"><text:s text:c="4"/>exit;</text:p>
      <text:p text:style-name="P10"><text:s/>}</text:p>
      <text:p text:style-name="P10"/>
      <text:p text:style-name="P10">@$result = pg_query($sql5_4);</text:p>
      <text:p text:style-name="P10"><text:s/>if($result == false){</text:p>
      <text:p text:style-name="P10"><text:s text:c="4"/>print"DATA ACQUISITION ERROR5.4\n";</text:p>
      <text:p text:style-name="P10"><text:s text:c="4"/>exit;</text:p>
      <text:p text:style-name="P10"><text:s/>}</text:p>
      <text:p text:style-name="P10"/>
      <text:p text:style-name="P10"><text:s text:c="2"/>@$result = pg_query($sql6_1);</text:p>
      <text:p text:style-name="P10"><text:s/>if($result == false){</text:p>
      <text:p text:style-name="P10"><text:s text:c="4"/>print"DATA ACQUISITION ERROR6.1\n";</text:p>
      <text:p text:style-name="P10"><text:s text:c="4"/>exit;</text:p>
      <text:p text:style-name="P10"><text:s/>}</text:p>
      <text:p text:style-name="P10"/>
      <text:p text:style-name="P10"><text:s text:c="2"/>@$result = pg_query($sql6_2);</text:p>
      <text:p text:style-name="P10"><text:s/>if($result == false){</text:p>
      <text:p text:style-name="P10"><text:s text:c="4"/>print"DATA ACQUISITION ERROR6.2\n";</text:p>
      <text:p text:style-name="P10"><text:s text:c="4"/>exit;</text:p>
      <text:p text:style-name="P10"><text:s/>}</text:p>
      <text:p text:style-name="P10"/>
      <text:p text:style-name="P10"><text:s text:c="2"/>@$result = pg_query($sql6_3);</text:p>
      <text:p text:style-name="P10"><text:s/>if($result == false){</text:p>
      <text:p text:style-name="P10"><text:s text:c="4"/>print"DATA ACQUISITION ERROR6.3\n";</text:p>
      <text:p text:style-name="P10"><text:s text:c="4"/>exit;</text:p>
      <text:p text:style-name="P10"><text:s/>}</text:p>
      <text:p text:style-name="P10"/>
      <text:p text:style-name="P10">@$result = pg_query($sql6_4);</text:p>
      <text:p text:style-name="P10"><text:s/>if($result == false){</text:p>
      <text:p text:style-name="P10"><text:s text:c="4"/>print"DATA ACQUISITION ERROR6.4\n";</text:p>
      <text:p text:style-name="P10"><text:s text:c="4"/>exit;</text:p>
      <text:p text:style-name="P10"><text:s/>}</text:p>
      <text:p text:style-name="P10"/>
      <text:p text:style-name="P10">pg_free_result($result);</text:p>
      <text:p text:style-name="P10">pg_close($con);</text:p>
      <text:p text:style-name="P10"/>
      <text:p text:style-name="P10">$mahou = floor(($a[0][1]+$a[0][2]+$a[0][3]) / 5);</text:p>
      <text:p text:style-name="P10">$kaihuku = floor(($a[0][1]+$a[0][3]) / 3);</text:p>
      <text:p text:style-name="P10"/>
      <text:p text:style-name="P10">print "あなた";</text:p>
      <text:p text:style-name="P10"/>
      <text:p text:style-name="P10">print "&lt;ul&gt;\n";</text:p>
      <text:p text:style-name="P10">print "&lt;li&gt;HP:".$a[0][1]."&lt;/li&gt;";</text:p>
      <text:p text:style-name="P10">print "&lt;li&gt;ATK:".$a[0][2]."&lt;/li&gt;";</text:p>
      <text:p text:style-name="P10">print "&lt;li&gt;DEF:".$a[0][3]."&lt;/li&gt;";</text:p>
      <text:p text:style-name="P10">print "&lt;li&gt;サンダー:".$mahou."&lt;/li&gt;";</text:p>
      <text:p text:style-name="P10">print "&lt;li&gt;ヒール:".$kaihuku."&lt;/li&gt;";</text:p>
      <text:p text:style-name="P10">print "&lt;/ul&gt;\n";</text:p>
      <text:p text:style-name="P10"/>
      <text:p text:style-name="P10"/>
      <text:p text:style-name="P10">print "&lt;a href=\"ready.php\"&gt;戻る&lt;/a&gt;\n";</text:p>
      <text:p text:style-name="P10"><text:soft-page-break/></text:p>
      <text:p text:style-name="P10">print "&lt;a href=\"shuffle.php\"&gt;シャッフル!&lt;/a&gt;\n";</text:p>
      <text:p text:style-name="P10"/>
      <text:p text:style-name="P10"/>
      <text:p text:style-name="P10"/>
      <text:p text:style-name="P10">?&gt;</text:p>
      <text:p text:style-name="P10">&lt;/form&gt;</text:p>
      <text:p text:style-name="P10"/>
      <text:p text:style-name="P10">&lt;/body&gt;</text:p>
      <text:p text:style-name="P10">&lt;/html&gt;</text:p>
      <text:p text:style-name="P1"/>
      <text:p text:style-name="P1"/>
      <text:p text:style-name="P11">6.kakunin.php</text:p>
      <text:p text:style-name="P10"/>
      <text:p text:style-name="P10">&lt;?php</text:p>
      <text:p text:style-name="P10">include_once("auth.inc");</text:p>
      <text:p text:style-name="P10">auth();</text:p>
      <text:p text:style-name="P10">?&gt;</text:p>
      <text:p text:style-name="P10"/>
      <text:p text:style-name="P10">&lt;!DOCTYPE html&gt;</text:p>
      <text:p text:style-name="P10"/>
      <text:p text:style-name="P10">&lt;html lang="ja"&gt;</text:p>
      <text:p text:style-name="P10"/>
      <text:p text:style-name="P10">&lt;head&gt;</text:p>
      <text:p text:style-name="P10">&lt;link rel="stylesheet" type="text/css" href="/penshu4_2020/67190223/ex15/ready.css"&gt;</text:p>
      <text:p text:style-name="P10">&lt;title&gt;</text:p>
      <text:p text:style-name="P10">確認画面</text:p>
      <text:p text:style-name="P10">&lt;/title&gt;</text:p>
      <text:p text:style-name="P10">&lt;meta charset="utf-8"&gt;</text:p>
      <text:p text:style-name="P10">&lt;/head&gt;</text:p>
      <text:p text:style-name="P10"/>
      <text:p text:style-name="P10">&lt;body&gt;</text:p>
      <text:p text:style-name="P10"/>
      <text:p text:style-name="P10">&lt;h1&gt;確認&lt;/h1&gt;</text:p>
      <text:p text:style-name="P10"/>
      <text:p text:style-name="P10">&lt;?php</text:p>
      <text:p text:style-name="P10"/>
      <text:p text:style-name="P10">@$con = pg_connect("host=kite.cs.miyazaki-u.ac.jp dbname=endb2022 user=enuser2022 password=enpass2022");</text:p>
      <text:p text:style-name="P10">if ($con == false){</text:p>
      <text:p text:style-name="P10"><text:s text:c="2"/>print("DATABASE CONNECTION ERROR\n");</text:p>
      <text:p text:style-name="P10"><text:s text:c="2"/>exit;</text:p>
      <text:p text:style-name="P10">}</text:p>
      <text:p text:style-name="P10"/>
      <text:p text:style-name="P10">$sql1 = "select * from {$_SERVER['PHP_AUTH_USER']}";</text:p>
      <text:p text:style-name="P10"/>
      <text:p text:style-name="P10">@$result = pg_query($sql1);</text:p>
      <text:p text:style-name="P10">if($result == false){</text:p>
      <text:p text:style-name="P10"><text:s text:c="2"/>print"DATA ACQUISITION ERROR\n";</text:p>
      <text:p text:style-name="P10"><text:s text:c="2"/>exit;</text:p>
      <text:p text:style-name="P10">}</text:p>
      <text:p text:style-name="P10"/>
      <text:p text:style-name="P10">$n = 5;</text:p>
      <text:p text:style-name="P10"><text:soft-page-break/>$m = pg_num_rows($result);</text:p>
      <text:p text:style-name="P10"/>
      <text:p text:style-name="P10">for($i = 0; $i &lt; $m; $i++){</text:p>
      <text:p text:style-name="P10"><text:s text:c="2"/>for($j = 0; $j &lt; $n; $j++){</text:p>
      <text:p text:style-name="P10"><text:s text:c="4"/>$a[$i][$j] = pg_fetch_result($result,$i,$j);</text:p>
      <text:p text:style-name="P10"><text:s text:c="2"/>}</text:p>
      <text:p text:style-name="P10">}</text:p>
      <text:p text:style-name="P10"/>
      <text:p text:style-name="P10">$id0 = $a[0][1];</text:p>
      <text:p text:style-name="P10">$id1 = $a[1][1];</text:p>
      <text:p text:style-name="P10">$id2 = $a[2][1];</text:p>
      <text:p text:style-name="P10">$id3 = $a[3][1];</text:p>
      <text:p text:style-name="P10">$id4 = $a[4][1];</text:p>
      <text:p text:style-name="P10">$id5 = $a[5][1];</text:p>
      <text:p text:style-name="P10"/>
      <text:p text:style-name="P10"/>
      <text:p text:style-name="P10"><text:s text:c="4"/>$sql1 = "update {$_SERVER['PHP_AUTH_USER']} set hplog = {$id0} where id = 0";</text:p>
      <text:p text:style-name="P10"><text:s text:c="4"/>$sql2 = "update {$_SERVER['PHP_AUTH_USER']} set hplog = {$id1} where id = 1";</text:p>
      <text:p text:style-name="P10"><text:s text:c="4"/>$sql3 = "update {$_SERVER['PHP_AUTH_USER']} set hplog = {$id2} where id = 2";</text:p>
      <text:p text:style-name="P10"><text:s text:c="4"/>$sql4 = "update {$_SERVER['PHP_AUTH_USER']} set hplog = {$id3} where id = 3";</text:p>
      <text:p text:style-name="P10"><text:s text:c="4"/>$sql5 = "update {$_SERVER['PHP_AUTH_USER']} set hplog = {$id4} where id = 4";</text:p>
      <text:p text:style-name="P10"><text:s text:c="4"/>$sql6 = "update {$_SERVER['PHP_AUTH_USER']} set hplog = {$id5} where id = 5";</text:p>
      <text:p text:style-name="P10"/>
      <text:p text:style-name="P10"><text:s text:c="4"/>@$result = pg_query($sql1);</text:p>
      <text:p text:style-name="P10"><text:s text:c="5"/>if($result == false){</text:p>
      <text:p text:style-name="P10"><text:s text:c="8"/>print"DATA ACQUISITION ERROR1\n";</text:p>
      <text:p text:style-name="P10"><text:s text:c="8"/>exit;</text:p>
      <text:p text:style-name="P10"><text:s text:c="5"/>}</text:p>
      <text:p text:style-name="P10"/>
      <text:p text:style-name="P10"><text:s text:c="5"/>@$result = pg_query($sql2);</text:p>
      <text:p text:style-name="P10"><text:s text:c="5"/>if($result == false){</text:p>
      <text:p text:style-name="P10"><text:s text:c="8"/>print"DATA ACQUISITION ERROR2\n";</text:p>
      <text:p text:style-name="P10"><text:s text:c="8"/>exit;</text:p>
      <text:p text:style-name="P10"><text:s text:c="5"/>}</text:p>
      <text:p text:style-name="P10"/>
      <text:p text:style-name="P10"><text:s text:c="6"/>@$result = pg_query($sql3);</text:p>
      <text:p text:style-name="P10"><text:s text:c="5"/>if($result == false){</text:p>
      <text:p text:style-name="P10"><text:s text:c="8"/>print"DATA ACQUISITION ERROR3\n";</text:p>
      <text:p text:style-name="P10"><text:s text:c="8"/>exit;</text:p>
      <text:p text:style-name="P10"><text:s text:c="5"/>}</text:p>
      <text:p text:style-name="P10"/>
      <text:p text:style-name="P10"><text:s text:c="6"/>@$result = pg_query($sql4);</text:p>
      <text:p text:style-name="P10"><text:s text:c="5"/>if($result == false){</text:p>
      <text:p text:style-name="P10"><text:s text:c="8"/>print"DATA ACQUISITION ERROR4\n";</text:p>
      <text:p text:style-name="P10"><text:s text:c="8"/>exit;</text:p>
      <text:p text:style-name="P10"><text:s text:c="5"/>}</text:p>
      <text:p text:style-name="P10"/>
      <text:p text:style-name="P10"><text:s text:c="6"/>@$result = pg_query($sql5);</text:p>
      <text:p text:style-name="P10"><text:s text:c="5"/>if($result == false){</text:p>
      <text:p text:style-name="P10"><text:s text:c="8"/>print"DATA ACQUISITION ERROR5\n";</text:p>
      <text:p text:style-name="P10"><text:s text:c="8"/>exit;</text:p>
      <text:p text:style-name="P10"><text:s text:c="5"/>}</text:p>
      <text:p text:style-name="P10"><text:soft-page-break/></text:p>
      <text:p text:style-name="P10"><text:s text:c="6"/>@$result = pg_query($sql6);</text:p>
      <text:p text:style-name="P10"><text:s text:c="5"/>if($result == false){</text:p>
      <text:p text:style-name="P10"><text:s text:c="8"/>print"DATA ACQUISITION ERROR6\n";</text:p>
      <text:p text:style-name="P10"><text:s text:c="8"/>exit;</text:p>
      <text:p text:style-name="P10"><text:s text:c="5"/>}</text:p>
      <text:p text:style-name="P10"/>
      <text:p text:style-name="P10"><text:s text:c="5"/>pg_free_result($result);</text:p>
      <text:p text:style-name="P10"><text:s text:c="5"/>pg_close($con);</text:p>
      <text:p text:style-name="P10"/>
      <text:p text:style-name="P10"/>
      <text:p text:style-name="P10">print "&lt;a href=\"ready.php\"&gt;準備画面へ&lt;/a&gt;\n";</text:p>
      <text:p text:style-name="P10"/>
      <text:p text:style-name="P10"/>
      <text:p text:style-name="P10"/>
      <text:p text:style-name="P10">?&gt;</text:p>
      <text:p text:style-name="P10">&lt;/form&gt;</text:p>
      <text:p text:style-name="P10"/>
      <text:p text:style-name="P10">&lt;/body&gt;</text:p>
      <text:p text:style-name="P10">&lt;/html&gt;</text:p>
      <text:p text:style-name="P10"/>
      <text:p text:style-name="P1"/>
      <text:p text:style-name="P1"/>
      <text:p text:style-name="P1"/>
      <text:p text:style-name="P1"/>
      <text:p text:style-name="P1"/>
      <text:p text:style-name="P12">6.battle1.php</text:p>
      <text:p text:style-name="P12"/>
      <text:p text:style-name="P12">&lt;?php</text:p>
      <text:p text:style-name="P12">include_once("auth.inc");</text:p>
      <text:p text:style-name="P12">auth();</text:p>
      <text:p text:style-name="P12">?&gt;</text:p>
      <text:p text:style-name="P12"/>
      <text:p text:style-name="P12">&lt;!DOCTYPE html&gt;</text:p>
      <text:p text:style-name="P12"/>
      <text:p text:style-name="P12">&lt;html lang="ja"&gt;</text:p>
      <text:p text:style-name="P12"/>
      <text:p text:style-name="P12">&lt;head&gt;</text:p>
      <text:p text:style-name="P12">&lt;link rel="stylesheet" type="text/css" href="/penshu4_2020/67190223/ex15/battle1.css"&gt;</text:p>
      <text:p text:style-name="P12">&lt;title&gt;</text:p>
      <text:p text:style-name="P12">戦闘画面1</text:p>
      <text:p text:style-name="P12">&lt;/title&gt;</text:p>
      <text:p text:style-name="P12">&lt;meta charset="utf-8"&gt;</text:p>
      <text:p text:style-name="P12">&lt;/head&gt;</text:p>
      <text:p text:style-name="P12"/>
      <text:p text:style-name="P12">&lt;body&gt;</text:p>
      <text:p text:style-name="P12"/>
      <text:p text:style-name="P12">&lt;h1&gt;戦闘&lt;/h1&gt;</text:p>
      <text:p text:style-name="P12"/>
      <text:p text:style-name="P12">&lt;?php</text:p>
      <text:p text:style-name="P12"/>
      <text:p text:style-name="P12"><text:soft-page-break/>@$con = pg_connect("host=kite.cs.miyazaki-u.ac.jp dbname=endb2022 user=enuser2022 password=enpass2022");</text:p>
      <text:p text:style-name="P12">if ($con == false){</text:p>
      <text:p text:style-name="P12"><text:s text:c="2"/>print("DATABASE CONNECTION ERROR\n");</text:p>
      <text:p text:style-name="P12"><text:s text:c="2"/>exit;</text:p>
      <text:p text:style-name="P12">}</text:p>
      <text:p text:style-name="P12"/>
      <text:p text:style-name="P12">$sql1 = "select * from {$_SERVER['PHP_AUTH_USER']}";</text:p>
      <text:p text:style-name="P12"/>
      <text:p text:style-name="P12">@$result = pg_query($sql1);</text:p>
      <text:p text:style-name="P12">if($result == false){</text:p>
      <text:p text:style-name="P12"><text:s text:c="2"/>print"DATA ACQUISITION ERROR\n";</text:p>
      <text:p text:style-name="P12"><text:s text:c="2"/>exit;</text:p>
      <text:p text:style-name="P12">}</text:p>
      <text:p text:style-name="P12"/>
      <text:p text:style-name="P12">$n = 5;</text:p>
      <text:p text:style-name="P12">$m = pg_num_rows($result);</text:p>
      <text:p text:style-name="P12"/>
      <text:p text:style-name="P12">for($i = 0; $i &lt; $m; $i++){</text:p>
      <text:p text:style-name="P12"><text:s text:c="2"/>for($j = 0; $j &lt; $n; $j++){</text:p>
      <text:p text:style-name="P12"><text:s text:c="4"/>$a[$i][$j] = pg_fetch_result($result,$i,$j);</text:p>
      <text:p text:style-name="P12"><text:s text:c="2"/>}</text:p>
      <text:p text:style-name="P12">}</text:p>
      <text:p text:style-name="P12">$myhp = $a[0][4];</text:p>
      <text:p text:style-name="P12">$enehp = $a[1][4];</text:p>
      <text:p text:style-name="P12"/>
      <text:p text:style-name="P12">$mikatahp = $a[0][1];</text:p>
      <text:p text:style-name="P12">$tekihp = $a[1][1];</text:p>
      <text:p text:style-name="P12"/>
      <text:p text:style-name="P12">$id2 = $a[2][4];</text:p>
      <text:p text:style-name="P12">$id3 = $a[3][4];</text:p>
      <text:p text:style-name="P12">$id4 = $a[4][4];</text:p>
      <text:p text:style-name="P12">$id5 = $a[5][4];</text:p>
      <text:p text:style-name="P12"/>
      <text:p text:style-name="P12">if(isset($_POST['myatk'])){</text:p>
      <text:p text:style-name="P12"><text:s text:c="2"/>if($_POST['myatk'] === "kougeki"){</text:p>
      <text:p text:style-name="P12"><text:s text:c="4"/>$mydmg = $a[1][2] - $a[0][3];</text:p>
      <text:p text:style-name="P12"/>
      <text:p text:style-name="P12"><text:s text:c="4"/>if($mydmg &lt; 0){</text:p>
      <text:p text:style-name="P12"><text:s text:c="8"/>$mydmg = 0;</text:p>
      <text:p text:style-name="P12"><text:s text:c="4"/>}</text:p>
      <text:p text:style-name="P12"/>
      <text:p text:style-name="P12"><text:s text:c="4"/>$enedmg = $a[0][2] - $a[1][3];</text:p>
      <text:p text:style-name="P12"/>
      <text:p text:style-name="P12"><text:s text:c="4"/>if($enedmg &lt; 0){</text:p>
      <text:p text:style-name="P12"><text:s text:c="8"/>$enedmg = 0;</text:p>
      <text:p text:style-name="P12"><text:s text:c="4"/>}</text:p>
      <text:p text:style-name="P12"/>
      <text:p text:style-name="P12"><text:s text:c="4"/>$myhp = $a[0][4] - $mydmg;</text:p>
      <text:p text:style-name="P12"/>
      <text:p text:style-name="P12"><text:s text:c="2"/>}</text:p>
      <text:p text:style-name="P12"><text:s text:c="2"/>if($_POST['myatk'] === "thunder"){</text:p>
      <text:p text:style-name="P12"><text:soft-page-break/><text:s text:c="4"/>$mydmg = $a[1][2] - $a[0][3];</text:p>
      <text:p text:style-name="P12"/>
      <text:p text:style-name="P12"><text:s text:c="4"/>if($mydmg &lt; 0){</text:p>
      <text:p text:style-name="P12"><text:s text:c="8"/>$mydmg = 0;</text:p>
      <text:p text:style-name="P12"><text:s text:c="4"/>}</text:p>
      <text:p text:style-name="P12"/>
      <text:p text:style-name="P12"><text:s text:c="4"/>$enedmg = floor(($a[0][1]+$a[0][2]+$a[0][3]) / 5);</text:p>
      <text:p text:style-name="P12"/>
      <text:p text:style-name="P12"><text:s text:c="4"/>if($enedmg &lt; 0){</text:p>
      <text:p text:style-name="P12"><text:s text:c="8"/>$enedmg = 0;</text:p>
      <text:p text:style-name="P12"><text:s text:c="4"/>}</text:p>
      <text:p text:style-name="P12"/>
      <text:p text:style-name="P12"><text:s text:c="4"/>$myhp = $a[0][4] - $mydmg;</text:p>
      <text:p text:style-name="P12"/>
      <text:p text:style-name="P12"><text:s text:c="2"/>}</text:p>
      <text:p text:style-name="P12"><text:s text:c="2"/>if($_POST['myatk'] === "heal"){</text:p>
      <text:p text:style-name="P12"><text:s text:c="4"/>$mydmg = $a[1][2] - $a[0][3];</text:p>
      <text:p text:style-name="P12"/>
      <text:p text:style-name="P12"><text:s text:c="4"/>if($mydmg &lt; 0){</text:p>
      <text:p text:style-name="P12"><text:s text:c="8"/>$mydmg = 0;</text:p>
      <text:p text:style-name="P12"><text:s text:c="4"/>}</text:p>
      <text:p text:style-name="P12"/>
      <text:p text:style-name="P12"><text:s text:c="4"/>$enedmg = 0;</text:p>
      <text:p text:style-name="P12"/>
      <text:p text:style-name="P12"><text:s text:c="4"/>if($enedmg &lt; 0){</text:p>
      <text:p text:style-name="P12"><text:s text:c="8"/>$enedmg = 0;</text:p>
      <text:p text:style-name="P12"><text:s text:c="4"/>}</text:p>
      <text:p text:style-name="P12"><text:s text:c="2"/>$myhp = $a[0][4] - $mydmg + floor(($a[0][1]+$a[0][3]) / 3);</text:p>
      <text:p text:style-name="P12"/>
      <text:p text:style-name="P12"><text:s text:c="4"/>if($myhp &gt; $a[0][1]){</text:p>
      <text:p text:style-name="P12"><text:s text:c="8"/>$myhp = $a[0][1];</text:p>
      <text:p text:style-name="P12"><text:s text:c="4"/>}</text:p>
      <text:p text:style-name="P12"><text:s text:c="2"/>}</text:p>
      <text:p text:style-name="P12"><text:s text:c="2"/>//$myhp = 0;</text:p>
      <text:p text:style-name="P12"><text:s text:c="2"/>$enehp = $a[1][4] - $enedmg;</text:p>
      <text:p text:style-name="P12"><text:s text:c="2"/>//$enehp = 40;</text:p>
      <text:p text:style-name="P12">}</text:p>
      <text:p text:style-name="P12"/>
      <text:p text:style-name="P12"/>
      <text:p text:style-name="P12"><text:s text:c="4"/>$sql1 = "update {$_SERVER['PHP_AUTH_USER']} set hplog = {$myhp} where id = 0";</text:p>
      <text:p text:style-name="P12"><text:s text:c="4"/>$sql2 = "update {$_SERVER['PHP_AUTH_USER']} set hplog = {$enehp} where id = 1";</text:p>
      <text:p text:style-name="P12"><text:s text:c="4"/>$sql3 = "update {$_SERVER['PHP_AUTH_USER']} set hplog = {$id2} where id = 2";</text:p>
      <text:p text:style-name="P12"><text:s text:c="4"/>$sql4 = "update {$_SERVER['PHP_AUTH_USER']} set hplog = {$id3} where id = 3";</text:p>
      <text:p text:style-name="P12"><text:s text:c="4"/>$sql5 = "update {$_SERVER['PHP_AUTH_USER']} set hplog = {$id4} where id = 4";</text:p>
      <text:p text:style-name="P12"><text:s text:c="4"/>$sql6 = "update {$_SERVER['PHP_AUTH_USER']} set hplog = {$id5} where id = 5";</text:p>
      <text:p text:style-name="P12"/>
      <text:p text:style-name="P12"><text:s text:c="4"/>@$result = pg_query($sql1);</text:p>
      <text:p text:style-name="P12"><text:s text:c="5"/>if($result == false){</text:p>
      <text:p text:style-name="P12"><text:s text:c="8"/>print"DATA ACQUISITION ERROR1\n";</text:p>
      <text:p text:style-name="P12"><text:s text:c="8"/>exit;</text:p>
      <text:p text:style-name="P12"><text:s text:c="5"/>}</text:p>
      <text:p text:style-name="P12"/>
      <text:p text:style-name="P12"><text:soft-page-break/><text:s text:c="5"/>@$result = pg_query($sql2);</text:p>
      <text:p text:style-name="P12"><text:s text:c="5"/>if($result == false){</text:p>
      <text:p text:style-name="P12"><text:s text:c="8"/>print"DATA ACQUISITION ERROR2\n";</text:p>
      <text:p text:style-name="P12"><text:s text:c="8"/>exit;</text:p>
      <text:p text:style-name="P12"><text:s text:c="5"/>}</text:p>
      <text:p text:style-name="P12"/>
      <text:p text:style-name="P12"><text:s text:c="6"/>@$result = pg_query($sql3);</text:p>
      <text:p text:style-name="P12"><text:s text:c="5"/>if($result == false){</text:p>
      <text:p text:style-name="P12"><text:s text:c="8"/>print"DATA ACQUISITION ERROR3\n";</text:p>
      <text:p text:style-name="P12"><text:s text:c="8"/>exit;</text:p>
      <text:p text:style-name="P12"><text:s text:c="5"/>}</text:p>
      <text:p text:style-name="P12"/>
      <text:p text:style-name="P12"><text:s text:c="6"/>@$result = pg_query($sql4);</text:p>
      <text:p text:style-name="P12"><text:s text:c="5"/>if($result == false){</text:p>
      <text:p text:style-name="P12"><text:s text:c="8"/>print"DATA ACQUISITION ERROR4\n";</text:p>
      <text:p text:style-name="P12"><text:s text:c="8"/>exit;</text:p>
      <text:p text:style-name="P12"><text:s text:c="5"/>}</text:p>
      <text:p text:style-name="P12"/>
      <text:p text:style-name="P12"><text:s text:c="6"/>@$result = pg_query($sql5);</text:p>
      <text:p text:style-name="P12"><text:s text:c="5"/>if($result == false){</text:p>
      <text:p text:style-name="P12"><text:s text:c="8"/>print"DATA ACQUISITION ERROR5\n";</text:p>
      <text:p text:style-name="P12"><text:s text:c="8"/>exit;</text:p>
      <text:p text:style-name="P12"><text:s text:c="5"/>}</text:p>
      <text:p text:style-name="P12"/>
      <text:p text:style-name="P12"><text:s text:c="6"/>@$result = pg_query($sql6);</text:p>
      <text:p text:style-name="P12"><text:s text:c="5"/>if($result == false){</text:p>
      <text:p text:style-name="P12"><text:s text:c="8"/>print"DATA ACQUISITION ERROR6\n";</text:p>
      <text:p text:style-name="P12"><text:s text:c="8"/>exit;</text:p>
      <text:p text:style-name="P12"><text:s text:c="5"/>}</text:p>
      <text:p text:style-name="P12"/>
      <text:p text:style-name="P12"><text:s text:c="5"/>if($myhp &lt;= 0){</text:p>
      <text:p text:style-name="P12"><text:s text:c="9"/>print "あなたの負け\n";</text:p>
      <text:p text:style-name="P12"><text:s text:c="9"/>print "&lt;a href=\"ready.php\"&gt;準備画面へ&lt;/a&gt;\n";</text:p>
      <text:p text:style-name="P12"><text:s text:c="9"/>$sql3 = "update {$_SERVER['PHP_AUTH_USER']} set hplog = {$id2} where id = 2";</text:p>
      <text:p text:style-name="P12"><text:s text:c="9"/>$sql4 = "update {$_SERVER['PHP_AUTH_USER']} set hplog = {$id3} where id = 3";</text:p>
      <text:p text:style-name="P12"><text:s text:c="9"/>$sql5 = "update {$_SERVER['PHP_AUTH_USER']} set hplog = {$id4} where id = 4";</text:p>
      <text:p text:style-name="P12"><text:s text:c="9"/>$sql6 = "update {$_SERVER['PHP_AUTH_USER']} set hplog = {$id5} where id = 5";</text:p>
      <text:p text:style-name="P12"><text:s text:c="9"/>$sql7 = "update {$_SERVER['PHP_AUTH_USER']} set hplog = {$mikatahp} where id = 0";</text:p>
      <text:p text:style-name="P12"><text:s text:c="9"/>$sql8 = "update {$_SERVER['PHP_AUTH_USER']} set hplog = {$tekihp} where id = 1";</text:p>
      <text:p text:style-name="P12"><text:s text:c="9"/>@$result = pg_query($sql7);</text:p>
      <text:p text:style-name="P12"><text:s text:c="9"/>if($result == false){</text:p>
      <text:p text:style-name="P12"><text:s text:c="13"/>print"DATA ACQUISITION ERROR7\n";</text:p>
      <text:p text:style-name="P12"><text:s text:c="13"/>exit;</text:p>
      <text:p text:style-name="P12"><text:s text:c="10"/>}</text:p>
      <text:p text:style-name="P12"><text:s text:c="9"/>@$result = pg_query($sql8);</text:p>
      <text:p text:style-name="P12"><text:s text:c="9"/>if($result == false){</text:p>
      <text:p text:style-name="P12"><text:s text:c="13"/>print"DATA ACQUISITION ERROR8\n";</text:p>
      <text:p text:style-name="P12"><text:s text:c="13"/>exit;</text:p>
      <text:p text:style-name="P12"><text:s text:c="9"/>}</text:p>
      <text:p text:style-name="P12"><text:s text:c="9"/>@$result = pg_query($sql3);</text:p>
      <text:p text:style-name="P12"><text:soft-page-break/><text:s text:c="9"/>if($result == false){</text:p>
      <text:p text:style-name="P12"><text:s text:c="13"/>print"DATA ACQUISITION ERROR3\n";</text:p>
      <text:p text:style-name="P12"><text:s text:c="13"/>exit;</text:p>
      <text:p text:style-name="P12"><text:s text:c="13"/>}</text:p>
      <text:p text:style-name="P12"><text:s text:c="9"/>@$result = pg_query($sql4);</text:p>
      <text:p text:style-name="P12"><text:s text:c="9"/>if($result == false){</text:p>
      <text:p text:style-name="P12"><text:s text:c="13"/>print"DATA ACQUISITION ERROR4\n";</text:p>
      <text:p text:style-name="P12"><text:s text:c="13"/>exit;</text:p>
      <text:p text:style-name="P12"><text:s text:c="13"/>}</text:p>
      <text:p text:style-name="P12"><text:s text:c="9"/>@$result = pg_query($sql5);</text:p>
      <text:p text:style-name="P12"><text:s text:c="9"/>if($result == false){</text:p>
      <text:p text:style-name="P12"><text:s text:c="13"/>print"DATA ACQUISITION ERROR5\n";</text:p>
      <text:p text:style-name="P12"><text:s text:c="13"/>exit;</text:p>
      <text:p text:style-name="P12"><text:s text:c="9"/>}</text:p>
      <text:p text:style-name="P12"><text:s text:c="9"/>@$result = pg_query($sql6);</text:p>
      <text:p text:style-name="P12"><text:s text:c="9"/>if($result == false){</text:p>
      <text:p text:style-name="P12"><text:s text:c="13"/>print"DATA ACQUISITION ERROR6\n";</text:p>
      <text:p text:style-name="P12"><text:s text:c="13"/>exit;</text:p>
      <text:p text:style-name="P12"><text:s text:c="13"/>}</text:p>
      <text:p text:style-name="P12"><text:s text:c="9"/>exit;</text:p>
      <text:p text:style-name="P12"><text:s text:c="5"/>}</text:p>
      <text:p text:style-name="P12"><text:s text:c="9"/>if($enehp &lt;= 0){</text:p>
      <text:p text:style-name="P12"><text:s text:c="13"/>print "あなたの勝ち\n";</text:p>
      <text:p text:style-name="P12"><text:s text:c="4"/>print "&lt;a href=\"battle2.php\"&gt;次の戦闘へ&lt;/a&gt;\n";</text:p>
      <text:p text:style-name="P12"><text:s text:c="9"/>$sql3 = "update {$_SERVER['PHP_AUTH_USER']} set hplog = {$id2} where id = 2";</text:p>
      <text:p text:style-name="P12"><text:s text:c="9"/>$sql4 = "update {$_SERVER['PHP_AUTH_USER']} set hplog = {$id3} where id = 3";</text:p>
      <text:p text:style-name="P12"><text:s text:c="9"/>$sql5 = "update {$_SERVER['PHP_AUTH_USER']} set hplog = {$id4} where id = 4";</text:p>
      <text:p text:style-name="P12"><text:s text:c="9"/>$sql6 = "update {$_SERVER['PHP_AUTH_USER']} set hplog = {$id5} where id = 5";</text:p>
      <text:p text:style-name="P12"><text:s text:c="9"/>$sql7 = "update {$_SERVER['PHP_AUTH_USER']} set hplog = {$mikatahp} where id = 0";</text:p>
      <text:p text:style-name="P12"><text:s text:c="9"/>$sql8 = "update {$_SERVER['PHP_AUTH_USER']} set hplog = {$tekihp} where id = 1";</text:p>
      <text:p text:style-name="P12"><text:s text:c="9"/>@$result = pg_query($sql7);</text:p>
      <text:p text:style-name="P12"><text:s text:c="9"/>if($result == false){</text:p>
      <text:p text:style-name="P12"><text:s text:c="13"/>print"DATA ACQUISITION ERROR7\n";</text:p>
      <text:p text:style-name="P12"><text:s text:c="13"/>exit;</text:p>
      <text:p text:style-name="P12"><text:s text:c="10"/>}</text:p>
      <text:p text:style-name="P12"><text:s text:c="9"/>@$result = pg_query($sql8);</text:p>
      <text:p text:style-name="P12"><text:s text:c="9"/>if($result == false){</text:p>
      <text:p text:style-name="P12"><text:s text:c="13"/>print"DATA ACQUISITION ERROR8\n";</text:p>
      <text:p text:style-name="P12"><text:s text:c="13"/>exit;</text:p>
      <text:p text:style-name="P12"><text:s text:c="9"/>}</text:p>
      <text:p text:style-name="P12"><text:s text:c="9"/>@$result = pg_query($sql3);</text:p>
      <text:p text:style-name="P12"><text:s text:c="9"/>if($result == false){</text:p>
      <text:p text:style-name="P12"><text:s text:c="13"/>print"DATA ACQUISITION ERROR3\n";</text:p>
      <text:p text:style-name="P12"><text:s text:c="13"/>exit;</text:p>
      <text:p text:style-name="P12"><text:s text:c="13"/>}</text:p>
      <text:p text:style-name="P12"><text:s text:c="9"/>@$result = pg_query($sql4);</text:p>
      <text:p text:style-name="P12"><text:s text:c="9"/>if($result == false){</text:p>
      <text:p text:style-name="P12"><text:s text:c="13"/>print"DATA ACQUISITION ERROR4\n";</text:p>
      <text:p text:style-name="P12"><text:s text:c="13"/>exit;</text:p>
      <text:p text:style-name="P12"><text:s text:c="13"/>}</text:p>
      <text:p text:style-name="P12"><text:soft-page-break/><text:s text:c="9"/>@$result = pg_query($sql5);</text:p>
      <text:p text:style-name="P12"><text:s text:c="9"/>if($result == false){</text:p>
      <text:p text:style-name="P12"><text:s text:c="13"/>print"DATA ACQUISITION ERROR5\n";</text:p>
      <text:p text:style-name="P12"><text:s text:c="13"/>exit;</text:p>
      <text:p text:style-name="P12"><text:s text:c="9"/>}</text:p>
      <text:p text:style-name="P12"><text:s text:c="9"/>@$result = pg_query($sql6);</text:p>
      <text:p text:style-name="P12"><text:s text:c="9"/>if($result == false){</text:p>
      <text:p text:style-name="P12"><text:s text:c="13"/>print"DATA ACQUISITION ERROR6\n";</text:p>
      <text:p text:style-name="P12"><text:s text:c="13"/>exit;</text:p>
      <text:p text:style-name="P12"><text:s text:c="13"/>}</text:p>
      <text:p text:style-name="P12"><text:s text:c="9"/>exit;</text:p>
      <text:p text:style-name="P12"><text:s text:c="9"/>}</text:p>
      <text:p text:style-name="P12"/>
      <text:p text:style-name="P12">pg_free_result($result);</text:p>
      <text:p text:style-name="P12">pg_close($con);</text:p>
      <text:p text:style-name="P12"/>
      <text:p text:style-name="P12">print "&lt;tr align=\"right\"&gt;";</text:p>
      <text:p text:style-name="P12">print "&lt;p&gt;モンスター&lt;/p&gt;\n";</text:p>
      <text:p text:style-name="P12">print "&lt;ul&gt;\n";</text:p>
      <text:p text:style-name="P12">print "&lt;li&gt;HP:".$enehp."&lt;/li&gt;";</text:p>
      <text:p text:style-name="P12">print "&lt;li&gt;ATK:".$a[1][2]."&lt;/li&gt;";</text:p>
      <text:p text:style-name="P12">print "&lt;li&gt;DEF:".$a[1][3]."&lt;/li&gt;";</text:p>
      <text:p text:style-name="P12">print "&lt;/ul&gt;\n";</text:p>
      <text:p text:style-name="P12">print "&lt;/tr&gt;";</text:p>
      <text:p text:style-name="P12"/>
      <text:p text:style-name="P12">print "&lt;p&gt;&lt;img src=\"/penshu4_2020/67190223/ex15/surachan.jpg\" usemap=\"#sura\" alt=\"スライム\" width=\"220\" height=\"200\"&gt;&lt;/p&gt;";</text:p>
      <text:p text:style-name="P12">print "&lt;map name=\"suraimu\"&gt;";</text:p>
      <text:p text:style-name="P12">print "&lt;/map&gt;";</text:p>
      <text:p text:style-name="P12"/>
      <text:p text:style-name="P12">$mahou = floor(($a[0][1]+$a[0][2]+$a[0][3]) / 5);</text:p>
      <text:p text:style-name="P12">$kaihuku = floor(($a[0][1]+$a[0][3]) / 3);</text:p>
      <text:p text:style-name="P12"/>
      <text:p text:style-name="P12">print "&lt;p&gt;あなた&lt;/p&gt;\n";</text:p>
      <text:p text:style-name="P12">print "&lt;ul&gt;\n";</text:p>
      <text:p text:style-name="P12">print "&lt;li&gt;HP:".$myhp."&lt;/li&gt;";</text:p>
      <text:p text:style-name="P12">print "&lt;li&gt;ATK:".$a[0][2]."&lt;/li&gt;";</text:p>
      <text:p text:style-name="P12">print "&lt;li&gt;DEF:".$a[0][3]."&lt;/li&gt;";</text:p>
      <text:p text:style-name="P12">print "&lt;li&gt;サンダー:".$mahou."&lt;/li&gt;";</text:p>
      <text:p text:style-name="P12">print "&lt;li&gt;ヒール:".$kaihuku."&lt;/li&gt;";</text:p>
      <text:p text:style-name="P12">print "&lt;/ul&gt;\n";</text:p>
      <text:p text:style-name="P12">print "&lt;/tr&gt;";</text:p>
      <text:p text:style-name="P12"/>
      <text:p text:style-name="P12">print "&lt;form action=\"battle1.php\" method=\"post\"&gt;\n";</text:p>
      <text:p text:style-name="P12">print "&lt;ul class = \"yoko\"&gt;\n";</text:p>
      <text:p text:style-name="P12">print "&lt;li&gt;&lt;input type=\"radio\" name =\"myatk\" value=\"kougeki\" checked&gt;こうげき&lt;/li&gt;";</text:p>
      <text:p text:style-name="P12">print "&lt;li&gt;&lt;input type=\"radio\" name =\"myatk\" value=\"thunder\" &gt;サンダー&lt;/li&gt;";</text:p>
      <text:p text:style-name="P12">print "&lt;li&gt;&lt;input type=\"radio\" name =\"myatk\" value=\"heal\" &gt;ヒール&lt;/li&gt;";</text:p>
      <text:p text:style-name="P12">print "&lt;/ul&gt;\n";</text:p>
      <text:p text:style-name="P12"/>
      <text:p text:style-name="P12">print "&lt;input type=\"submit\" value=\"行動決定\"&gt;";</text:p>
      <text:p text:style-name="P12">print "&lt;p&gt;";</text:p>
      <text:p text:style-name="P12"><text:soft-page-break/>print "&lt;a href=\"shuffle.php\"&gt;戦略的撤退＆シャッフル&lt;/a&gt;\n";</text:p>
      <text:p text:style-name="P12">print "&lt;/p&gt;\n";</text:p>
      <text:p text:style-name="P12">?&gt;</text:p>
      <text:p text:style-name="P12">&lt;/form&gt;</text:p>
      <text:p text:style-name="P12"/>
      <text:p text:style-name="P12">&lt;/body&gt;</text:p>
      <text:p text:style-name="P12">&lt;/html&gt;</text:p>
      <text:p text:style-name="P2"/>
      <text:p text:style-name="P2"/>
      <text:p text:style-name="P2"/>
      <text:p text:style-name="P2"/>
      <text:p text:style-name="P2">7.battle2.php</text:p>
      <text:p text:style-name="P2"/>
      <text:p text:style-name="P5">&lt;?php</text:p>
      <text:p text:style-name="P5">include_once("auth.inc");</text:p>
      <text:p text:style-name="P5">auth();</text:p>
      <text:p text:style-name="P5">?&gt;</text:p>
      <text:p text:style-name="P5"/>
      <text:p text:style-name="P5">&lt;!DOCTYPE html&gt;</text:p>
      <text:p text:style-name="P5"/>
      <text:p text:style-name="P5">&lt;html lang="ja"&gt;</text:p>
      <text:p text:style-name="P5"/>
      <text:p text:style-name="P5">&lt;head&gt;</text:p>
      <text:p text:style-name="P5">&lt;link rel="stylesheet" type="text/css" href="/penshu4_2020/67190285/ex13/battle.css"&gt;</text:p>
      <text:p text:style-name="P5">&lt;title&gt;</text:p>
      <text:p text:style-name="P5">戦闘画面2</text:p>
      <text:p text:style-name="P5">&lt;/title&gt;</text:p>
      <text:p text:style-name="P5">&lt;meta charset="utf-8"&gt;</text:p>
      <text:p text:style-name="P5">&lt;/head&gt;</text:p>
      <text:p text:style-name="P5"/>
      <text:p text:style-name="P5">&lt;body&gt;</text:p>
      <text:p text:style-name="P5"/>
      <text:p text:style-name="P5">&lt;h1&gt;戦闘&lt;/h1&gt;</text:p>
      <text:p text:style-name="P5"/>
      <text:p text:style-name="P5">&lt;?php</text:p>
      <text:p text:style-name="P5"/>
      <text:p text:style-name="P5">@$con = pg_connect("host=kite.cs.miyazaki-u.ac.jp dbname=endb2022 user=enuser2022 password=enpass2022");</text:p>
      <text:p text:style-name="P5">if ($con == false){</text:p>
      <text:p text:style-name="P5"><text:s text:c="2"/>print("DATABASE CONNECTION ERROR\n");</text:p>
      <text:p text:style-name="P5"><text:s text:c="2"/>exit;</text:p>
      <text:p text:style-name="P5">}</text:p>
      <text:p text:style-name="P5"/>
      <text:p text:style-name="P5">$sql1 = "select * from {$_SERVER['PHP_AUTH_USER']}";</text:p>
      <text:p text:style-name="P5"/>
      <text:p text:style-name="P5">@$result = pg_query($sql1);</text:p>
      <text:p text:style-name="P5">if($result == false){</text:p>
      <text:p text:style-name="P5"><text:s text:c="2"/>print"DATA ACQUISITION ERROR\n";</text:p>
      <text:p text:style-name="P5"><text:s text:c="2"/>exit;</text:p>
      <text:p text:style-name="P5">}</text:p>
      <text:p text:style-name="P5"/>
      <text:p text:style-name="P5">$n = 5;</text:p>
      <text:p text:style-name="P5"><text:soft-page-break/>$m = pg_num_rows($result);</text:p>
      <text:p text:style-name="P5"/>
      <text:p text:style-name="P5">for($i = 0; $i &lt; $m; $i++){</text:p>
      <text:p text:style-name="P5"><text:s text:c="2"/>for($j = 0; $j &lt; $n; $j++){</text:p>
      <text:p text:style-name="P5"><text:s text:c="4"/>$a[$i][$j] = pg_fetch_result($result,$i,$j);</text:p>
      <text:p text:style-name="P5"><text:s text:c="2"/>}</text:p>
      <text:p text:style-name="P5">}</text:p>
      <text:p text:style-name="P5">$myhp = $a[0][4];</text:p>
      <text:p text:style-name="P5">$enehp = $a[2][4];</text:p>
      <text:p text:style-name="P5"/>
      <text:p text:style-name="P5">$mikatahp = $a[0][1];</text:p>
      <text:p text:style-name="P5">$tekihp = $a[2][1];</text:p>
      <text:p text:style-name="P5"/>
      <text:p text:style-name="P5">$id1 = $a[1][4];</text:p>
      <text:p text:style-name="P5">$id3 = $a[3][4];</text:p>
      <text:p text:style-name="P5">$id4 = $a[4][4];</text:p>
      <text:p text:style-name="P5">$id5 = $a[5][4];</text:p>
      <text:p text:style-name="P5"/>
      <text:p text:style-name="P5">if(isset($_POST['myatk'])){</text:p>
      <text:p text:style-name="P5"><text:s text:c="2"/>if($_POST['myatk'] === "kougeki"){</text:p>
      <text:p text:style-name="P5"><text:s text:c="4"/>$mydmg = $a[2][2] - $a[0][3];</text:p>
      <text:p text:style-name="P5"/>
      <text:p text:style-name="P5"><text:s text:c="4"/>if($mydmg &lt; 0){</text:p>
      <text:p text:style-name="P5"><text:s text:c="8"/>$mydmg = 0;</text:p>
      <text:p text:style-name="P5"><text:s text:c="4"/>}</text:p>
      <text:p text:style-name="P5"/>
      <text:p text:style-name="P5"><text:s text:c="4"/>$enedmg = $a[0][2] - $a[2][3];</text:p>
      <text:p text:style-name="P5"/>
      <text:p text:style-name="P5"><text:s text:c="4"/>if($enedmg &lt; 0){</text:p>
      <text:p text:style-name="P5"><text:s text:c="8"/>$enedmg = 0;</text:p>
      <text:p text:style-name="P5"><text:s text:c="4"/>}</text:p>
      <text:p text:style-name="P5"/>
      <text:p text:style-name="P5"><text:s text:c="4"/>$myhp = $a[0][4] - $mydmg;</text:p>
      <text:p text:style-name="P5"/>
      <text:p text:style-name="P5"><text:s text:c="2"/>}</text:p>
      <text:p text:style-name="P5"><text:s text:c="2"/>if($_POST['myatk'] === "thunder"){</text:p>
      <text:p text:style-name="P5"><text:s text:c="4"/>$mydmg = $a[2][2] - $a[0][3];</text:p>
      <text:p text:style-name="P5"/>
      <text:p text:style-name="P5"><text:s text:c="4"/>if($mydmg &lt; 0){</text:p>
      <text:p text:style-name="P5"><text:s text:c="8"/>$mydmg = 0;</text:p>
      <text:p text:style-name="P5"><text:s text:c="4"/>}</text:p>
      <text:p text:style-name="P5"/>
      <text:p text:style-name="P5"><text:s text:c="4"/>$enedmg = floor(($a[0][1]+$a[0][2]+$a[0][3]) / 5);</text:p>
      <text:p text:style-name="P5"/>
      <text:p text:style-name="P5"><text:s text:c="4"/>if($enedmg &lt; 0){</text:p>
      <text:p text:style-name="P5"><text:s text:c="8"/>$enedmg = 0;</text:p>
      <text:p text:style-name="P5"><text:s text:c="4"/>}</text:p>
      <text:p text:style-name="P5"/>
      <text:p text:style-name="P5"><text:s text:c="4"/>$myhp = $a[0][4] - $mydmg;</text:p>
      <text:p text:style-name="P5"/>
      <text:p text:style-name="P5"><text:s text:c="2"/>}</text:p>
      <text:p text:style-name="P5"><text:s text:c="2"/>if($_POST['myatk'] === "heal"){</text:p>
      <text:p text:style-name="P5"><text:soft-page-break/><text:s text:c="4"/>$mydmg = $a[2][2] - $a[0][3];</text:p>
      <text:p text:style-name="P5"/>
      <text:p text:style-name="P5"><text:s text:c="4"/>if($mydmg &lt; 0){</text:p>
      <text:p text:style-name="P5"><text:s text:c="8"/>$mydmg = 0;</text:p>
      <text:p text:style-name="P5"><text:s text:c="4"/>}</text:p>
      <text:p text:style-name="P5"/>
      <text:p text:style-name="P5"><text:s text:c="4"/>$enedmg = 0;</text:p>
      <text:p text:style-name="P5"/>
      <text:p text:style-name="P5"><text:s text:c="4"/>if($enedmg &lt; 0){</text:p>
      <text:p text:style-name="P5"><text:s text:c="8"/>$enedmg = 0;</text:p>
      <text:p text:style-name="P5"><text:s text:c="4"/>}</text:p>
      <text:p text:style-name="P5"><text:s text:c="2"/>$myhp = $a[0][4] - $mydmg + floor(($a[0][1]+$a[0][3]) / 3);</text:p>
      <text:p text:style-name="P5"/>
      <text:p text:style-name="P5"><text:s text:c="4"/>if($myhp &gt; $a[0][1]){</text:p>
      <text:p text:style-name="P5"><text:s text:c="8"/>$myhp = $a[0][1];</text:p>
      <text:p text:style-name="P5"><text:s text:c="4"/>}</text:p>
      <text:p text:style-name="P5"><text:s text:c="2"/>}</text:p>
      <text:p text:style-name="P5"/>
      <text:p text:style-name="P5"><text:s text:c="2"/>$enehp = $a[2][4] - $enedmg;</text:p>
      <text:p text:style-name="P5"/>
      <text:p text:style-name="P5">}</text:p>
      <text:p text:style-name="P5"/>
      <text:p text:style-name="P5"><text:s text:c="4"/>$sql1 = "update {$_SERVER['PHP_AUTH_USER']} set hplog = {$myhp} where id = 0";</text:p>
      <text:p text:style-name="P5"><text:s text:c="4"/>$sql2 = "update {$_SERVER['PHP_AUTH_USER']} set hplog = {$id1} where id = 1";</text:p>
      <text:p text:style-name="P5"><text:s text:c="4"/>$sql3 = "update {$_SERVER['PHP_AUTH_USER']} set hplog = {$enehp} where id = 2";</text:p>
      <text:p text:style-name="P5"><text:s text:c="4"/>$sql4 = "update {$_SERVER['PHP_AUTH_USER']} set hplog = {$id3} where id = 3";</text:p>
      <text:p text:style-name="P5"><text:s text:c="4"/>$sql5 = "update {$_SERVER['PHP_AUTH_USER']} set hplog = {$id4} where id = 4";</text:p>
      <text:p text:style-name="P5"><text:s text:c="4"/>$sql6 = "update {$_SERVER['PHP_AUTH_USER']} set hplog = {$id5} where id = 5";</text:p>
      <text:p text:style-name="P5"/>
      <text:p text:style-name="P5"><text:s text:c="4"/>@$result = pg_query($sql1);</text:p>
      <text:p text:style-name="P5"><text:s text:c="5"/>if($result == false){</text:p>
      <text:p text:style-name="P5"><text:s text:c="8"/>print"DATA ACQUISITION ERROR1\n";</text:p>
      <text:p text:style-name="P5"><text:s text:c="8"/>exit;</text:p>
      <text:p text:style-name="P5"><text:s text:c="5"/>}</text:p>
      <text:p text:style-name="P5"/>
      <text:p text:style-name="P5"><text:s text:c="5"/>@$result = pg_query($sql2);</text:p>
      <text:p text:style-name="P5"><text:s text:c="5"/>if($result == false){</text:p>
      <text:p text:style-name="P5"><text:s text:c="8"/>print"DATA ACQUISITION ERROR2\n";</text:p>
      <text:p text:style-name="P5"><text:s text:c="8"/>exit;</text:p>
      <text:p text:style-name="P5"><text:s text:c="5"/>}</text:p>
      <text:p text:style-name="P5"/>
      <text:p text:style-name="P5"><text:s text:c="6"/>@$result = pg_query($sql3);</text:p>
      <text:p text:style-name="P5"><text:s text:c="5"/>if($result == false){</text:p>
      <text:p text:style-name="P5"><text:s text:c="8"/>print"DATA ACQUISITION ERROR3\n";</text:p>
      <text:p text:style-name="P5"><text:s text:c="8"/>exit;</text:p>
      <text:p text:style-name="P5"><text:s text:c="5"/>}</text:p>
      <text:p text:style-name="P5"/>
      <text:p text:style-name="P5"><text:s text:c="6"/>@$result = pg_query($sql4);</text:p>
      <text:p text:style-name="P5"><text:s text:c="5"/>if($result == false){</text:p>
      <text:p text:style-name="P5"><text:s text:c="8"/>print"DATA ACQUISITION ERROR4\n";</text:p>
      <text:p text:style-name="P5"><text:s text:c="8"/>exit;</text:p>
      <text:p text:style-name="P5"><text:s text:c="5"/>}</text:p>
      <text:p text:style-name="P5"><text:soft-page-break/></text:p>
      <text:p text:style-name="P5"><text:s text:c="6"/>@$result = pg_query($sql5);</text:p>
      <text:p text:style-name="P5"><text:s text:c="5"/>if($result == false){</text:p>
      <text:p text:style-name="P5"><text:s text:c="8"/>print"DATA ACQUISITION ERROR5\n";</text:p>
      <text:p text:style-name="P5"><text:s text:c="8"/>exit;</text:p>
      <text:p text:style-name="P5"><text:s text:c="5"/>}</text:p>
      <text:p text:style-name="P5"/>
      <text:p text:style-name="P5"><text:s text:c="6"/>@$result = pg_query($sql6);</text:p>
      <text:p text:style-name="P5"><text:s text:c="5"/>if($result == false){</text:p>
      <text:p text:style-name="P5"><text:s text:c="8"/>print"DATA ACQUISITION ERROR6\n";</text:p>
      <text:p text:style-name="P5"><text:s text:c="8"/>exit;</text:p>
      <text:p text:style-name="P5"><text:s text:c="5"/>}</text:p>
      <text:p text:style-name="P5"/>
      <text:p text:style-name="P5"><text:s text:c="5"/>if($myhp &lt;= 0){</text:p>
      <text:p text:style-name="P5"><text:s text:c="9"/>print "あなたの負け\n";</text:p>
      <text:p text:style-name="P5"><text:s text:c="9"/>print "&lt;a href=\"ready.php\"&gt;準備画面へ&lt;/a&gt;\n";</text:p>
      <text:p text:style-name="P5"><text:s text:c="9"/>$sql3 = "update {$_SERVER['PHP_AUTH_USER']} set hplog = {$id1} where id = 1";</text:p>
      <text:p text:style-name="P5"><text:s text:c="9"/>$sql4 = "update {$_SERVER['PHP_AUTH_USER']} set hplog = {$id3} where id = 3";</text:p>
      <text:p text:style-name="P5"><text:s text:c="9"/>$sql5 = "update {$_SERVER['PHP_AUTH_USER']} set hplog = {$id4} where id = 4";</text:p>
      <text:p text:style-name="P5"><text:s text:c="9"/>$sql6 = "update {$_SERVER['PHP_AUTH_USER']} set hplog = {$id5} where id = 5";</text:p>
      <text:p text:style-name="P5"><text:s text:c="9"/>$sql7 = "update {$_SERVER['PHP_AUTH_USER']} set hplog = {$mikatahp} where id = 0";</text:p>
      <text:p text:style-name="P5"><text:s text:c="9"/>$sql8 = "update {$_SERVER['PHP_AUTH_USER']} set hplog = {$tekihp} where id = 2";</text:p>
      <text:p text:style-name="P5"><text:s text:c="9"/>@$result = pg_query($sql7);</text:p>
      <text:p text:style-name="P5"><text:s text:c="9"/>if($result == false){</text:p>
      <text:p text:style-name="P5"><text:s text:c="13"/>print"DATA ACQUISITION ERROR7\n";</text:p>
      <text:p text:style-name="P5"><text:s text:c="13"/>exit;</text:p>
      <text:p text:style-name="P5"><text:s text:c="10"/>}</text:p>
      <text:p text:style-name="P5"><text:s text:c="9"/>@$result = pg_query($sql3);</text:p>
      <text:p text:style-name="P5"><text:s text:c="9"/>if($result == false){</text:p>
      <text:p text:style-name="P5"><text:s text:c="13"/>print"DATA ACQUISITION ERROR3\n";</text:p>
      <text:p text:style-name="P5"><text:s text:c="13"/>exit;</text:p>
      <text:p text:style-name="P5"><text:s text:c="9"/>}</text:p>
      <text:p text:style-name="P5"><text:s text:c="9"/>@$result = pg_query($sql8);</text:p>
      <text:p text:style-name="P5"><text:s text:c="9"/>if($result == false){</text:p>
      <text:p text:style-name="P5"><text:s text:c="13"/>print"DATA ACQUISITION ERROR8\n";</text:p>
      <text:p text:style-name="P5"><text:s text:c="13"/>exit;</text:p>
      <text:p text:style-name="P5"><text:s text:c="13"/>}</text:p>
      <text:p text:style-name="P5"><text:s text:c="9"/>@$result = pg_query($sql4);</text:p>
      <text:p text:style-name="P5"><text:s text:c="9"/>if($result == false){</text:p>
      <text:p text:style-name="P5"><text:s text:c="13"/>print"DATA ACQUISITION ERROR4\n";</text:p>
      <text:p text:style-name="P5"><text:s text:c="13"/>exit;</text:p>
      <text:p text:style-name="P5"><text:s text:c="13"/>}</text:p>
      <text:p text:style-name="P5"><text:s text:c="9"/>@$result = pg_query($sql5);</text:p>
      <text:p text:style-name="P5"><text:s text:c="9"/>if($result == false){</text:p>
      <text:p text:style-name="P5"><text:s text:c="13"/>print"DATA ACQUISITION ERROR5\n";</text:p>
      <text:p text:style-name="P5"><text:s text:c="13"/>exit;</text:p>
      <text:p text:style-name="P5"><text:s text:c="9"/>}</text:p>
      <text:p text:style-name="P5"><text:s text:c="9"/>@$result = pg_query($sql6);</text:p>
      <text:p text:style-name="P5"><text:s text:c="9"/>if($result == false){</text:p>
      <text:p text:style-name="P5"><text:s text:c="13"/>print"DATA ACQUISITION ERROR6\n";</text:p>
      <text:p text:style-name="P5"><text:soft-page-break/><text:s text:c="13"/>exit;</text:p>
      <text:p text:style-name="P5"><text:s text:c="13"/>}</text:p>
      <text:p text:style-name="P5"><text:s text:c="9"/>exit;</text:p>
      <text:p text:style-name="P5"><text:s text:c="5"/>}</text:p>
      <text:p text:style-name="P5"><text:s text:c="9"/>if($enehp &lt;= 0){</text:p>
      <text:p text:style-name="P5"><text:s text:c="13"/>print "あなたの勝ち\n";</text:p>
      <text:p text:style-name="P5"><text:s text:c="4"/>print "&lt;a href=\"battle3.php\"&gt;次の戦闘へ&lt;/a&gt;\n";</text:p>
      <text:p text:style-name="P5"><text:s text:c="5"/>$sql3 = "update {$_SERVER['PHP_AUTH_USER']} set hplog = {$id1} where id = 1";</text:p>
      <text:p text:style-name="P5"><text:s text:c="9"/>$sql4 = "update {$_SERVER['PHP_AUTH_USER']} set hplog = {$id3} where id = 3";</text:p>
      <text:p text:style-name="P5"><text:s text:c="9"/>$sql5 = "update {$_SERVER['PHP_AUTH_USER']} set hplog = {$id4} where id = 4";</text:p>
      <text:p text:style-name="P5"><text:s text:c="9"/>$sql6 = "update {$_SERVER['PHP_AUTH_USER']} set hplog = {$id5} where id = 5";</text:p>
      <text:p text:style-name="P5"><text:s text:c="9"/>$sql7 = "update {$_SERVER['PHP_AUTH_USER']} set hplog = {$mikatahp} where id = 0";</text:p>
      <text:p text:style-name="P5"><text:s text:c="9"/>$sql8 = "update {$_SERVER['PHP_AUTH_USER']} set hplog = {$tekihp} where id = 2";</text:p>
      <text:p text:style-name="P5"><text:s text:c="9"/>@$result = pg_query($sql7);</text:p>
      <text:p text:style-name="P5"><text:s text:c="9"/>if($result == false){</text:p>
      <text:p text:style-name="P5"><text:s text:c="13"/>print"DATA ACQUISITION ERROR7\n";</text:p>
      <text:p text:style-name="P5"><text:s text:c="13"/>exit;</text:p>
      <text:p text:style-name="P5"><text:s text:c="10"/>}</text:p>
      <text:p text:style-name="P5"><text:s text:c="9"/>@$result = pg_query($sql3);</text:p>
      <text:p text:style-name="P5"><text:s text:c="9"/>if($result == false){</text:p>
      <text:p text:style-name="P5"><text:s text:c="13"/>print"DATA ACQUISITION ERROR3\n";</text:p>
      <text:p text:style-name="P5"><text:s text:c="13"/>exit;</text:p>
      <text:p text:style-name="P5"><text:s text:c="9"/>}</text:p>
      <text:p text:style-name="P5"><text:s text:c="9"/>@$result = pg_query($sql8);</text:p>
      <text:p text:style-name="P5"><text:s text:c="9"/>if($result == false){</text:p>
      <text:p text:style-name="P5"><text:s text:c="13"/>print"DATA ACQUISITION ERROR8\n";</text:p>
      <text:p text:style-name="P5"><text:s text:c="13"/>exit;</text:p>
      <text:p text:style-name="P5"><text:s text:c="13"/>}</text:p>
      <text:p text:style-name="P5"><text:s text:c="9"/>@$result = pg_query($sql4);</text:p>
      <text:p text:style-name="P5"><text:s text:c="9"/>if($result == false){</text:p>
      <text:p text:style-name="P5"><text:s text:c="13"/>print"DATA ACQUISITION ERROR4\n";</text:p>
      <text:p text:style-name="P5"><text:s text:c="13"/>exit;</text:p>
      <text:p text:style-name="P5"><text:s text:c="13"/>}</text:p>
      <text:p text:style-name="P5"><text:s text:c="9"/>@$result = pg_query($sql5);</text:p>
      <text:p text:style-name="P5"><text:s text:c="9"/>if($result == false){</text:p>
      <text:p text:style-name="P5"><text:s text:c="13"/>print"DATA ACQUISITION ERROR5\n";</text:p>
      <text:p text:style-name="P5"><text:s text:c="13"/>exit;</text:p>
      <text:p text:style-name="P5"><text:s text:c="9"/>}</text:p>
      <text:p text:style-name="P5"><text:s text:c="9"/>@$result = pg_query($sql6);</text:p>
      <text:p text:style-name="P5"><text:s text:c="9"/>if($result == false){</text:p>
      <text:p text:style-name="P5"><text:s text:c="13"/>print"DATA ACQUISITION ERROR6\n";</text:p>
      <text:p text:style-name="P5"><text:s text:c="13"/>exit;</text:p>
      <text:p text:style-name="P5"><text:s text:c="13"/>}</text:p>
      <text:p text:style-name="P5"><text:s text:c="9"/>exit;</text:p>
      <text:p text:style-name="P5"><text:s text:c="9"/>}</text:p>
      <text:p text:style-name="P5"/>
      <text:p text:style-name="P5"/>
      <text:p text:style-name="P5"/>
      <text:p text:style-name="P5">pg_free_result($result);</text:p>
      <text:p text:style-name="P5">pg_close($con);</text:p>
      <text:p text:style-name="P5"><text:soft-page-break/></text:p>
      <text:p text:style-name="P5">print "&lt;p&gt;モンスター&lt;/p&gt;\n";</text:p>
      <text:p text:style-name="P5">print "&lt;ul&gt;\n";</text:p>
      <text:p text:style-name="P5">print "&lt;li&gt;HP:".$enehp."&lt;/li&gt;";</text:p>
      <text:p text:style-name="P5">print "&lt;li&gt;ATK:".$a[2][2]."&lt;/li&gt;";</text:p>
      <text:p text:style-name="P5">print "&lt;li&gt;DEF:".$a[2][3]."&lt;/li&gt;";</text:p>
      <text:p text:style-name="P5">print "&lt;/ul&gt;\n";</text:p>
      <text:p text:style-name="P5"/>
      <text:p text:style-name="P5">print "&lt;p&gt;&lt;img src=\"/penshu4_2020/67190285/ex13/TOGURO.jpg\" usemap=\"#saori\" alt=\"toguro\"width=\"200\"height=\"200\"&gt;&lt;/p&gt;";</text:p>
      <text:p text:style-name="P5">print "&lt;map name=\"saori\"&gt;";</text:p>
      <text:p text:style-name="P5">print "&lt;/map&gt;";</text:p>
      <text:p text:style-name="P5"/>
      <text:p text:style-name="P5">$mahou = floor(($a[0][1]+$a[0][2]+$a[0][3]) / 5);</text:p>
      <text:p text:style-name="P5">$kaihuku = floor(($a[0][1]+$a[0][3]) / 3);</text:p>
      <text:p text:style-name="P5"/>
      <text:p text:style-name="P5">print "&lt;p&gt;あなた&lt;/p&gt;\n";</text:p>
      <text:p text:style-name="P5">print "&lt;ul&gt;\n";</text:p>
      <text:p text:style-name="P5">print "&lt;li&gt;HP:".$myhp."&lt;/li&gt;";</text:p>
      <text:p text:style-name="P5">print "&lt;li&gt;ATK:".$a[0][2]."&lt;/li&gt;";</text:p>
      <text:p text:style-name="P5">print "&lt;li&gt;DEF:".$a[0][3]."&lt;/li&gt;";</text:p>
      <text:p text:style-name="P5">print "&lt;li&gt;サンダー:".$mahou."&lt;/li&gt;";</text:p>
      <text:p text:style-name="P5">print "&lt;li&gt;ヒール:".$kaihuku."&lt;/li&gt;";</text:p>
      <text:p text:style-name="P5">print "&lt;/ul&gt;\n";</text:p>
      <text:p text:style-name="P5"/>
      <text:p text:style-name="P5">print "&lt;form action=\"battle2.php\" method=\"post\"&gt;\n";</text:p>
      <text:p text:style-name="P5">print "&lt;ul class = \"yoko\"&gt;\n";</text:p>
      <text:p text:style-name="P5">print "&lt;li&gt;&lt;input type=\"radio\" name =\"myatk\" value=\"kougeki\" checked&gt;こうげき&lt;/li&gt;";</text:p>
      <text:p text:style-name="P5">print "&lt;li&gt;&lt;input type=\"radio\" name =\"myatk\" value=\"thunder\" &gt;サンダー&lt;/li&gt;";</text:p>
      <text:p text:style-name="P5">print "&lt;li&gt;&lt;input type=\"radio\" name =\"myatk\" value=\"heal\" &gt;ヒール&lt;/li&gt;";</text:p>
      <text:p text:style-name="P5">print "&lt;/ul&gt;\n";</text:p>
      <text:p text:style-name="P5"/>
      <text:p text:style-name="P5">print "&lt;input type=\"submit\" value=\"行動決定\"&gt;";</text:p>
      <text:p text:style-name="P5">print "&lt;p&gt;";</text:p>
      <text:p text:style-name="P5">print "&lt;a href=\"shuffle.php\"&gt;戦略的撤退＆シャッフル&lt;/a&gt;\n";</text:p>
      <text:p text:style-name="P5">print "&lt;/p&gt;\n";</text:p>
      <text:p text:style-name="P5">?&gt;</text:p>
      <text:p text:style-name="P5">&lt;/form&gt;</text:p>
      <text:p text:style-name="P5"/>
      <text:p text:style-name="P5">&lt;/body&gt;</text:p>
      <text:p text:style-name="P5">&lt;/html&gt;</text:p>
      <text:p text:style-name="P2"/>
      <text:p text:style-name="P2"/>
      <text:p text:style-name="P2"/>
      <text:p text:style-name="P2"/>
      <text:p text:style-name="P7">8.battle3.php</text:p>
      <text:p text:style-name="P7"/>
      <text:p text:style-name="P7">&lt;?php</text:p>
      <text:p text:style-name="P7">include_once("auth.inc");</text:p>
      <text:p text:style-name="P7">auth();</text:p>
      <text:p text:style-name="P7">?&gt;</text:p>
      <text:p text:style-name="P7"/>
      <text:p text:style-name="P7"><text:soft-page-break/>&lt;!DOCTYPE html&gt;</text:p>
      <text:p text:style-name="P7"/>
      <text:p text:style-name="P7">&lt;html lang="ja"&gt;</text:p>
      <text:p text:style-name="P7"/>
      <text:p text:style-name="P7">&lt;head&gt;</text:p>
      <text:p text:style-name="P7">&lt;link rel="stylesheet" type="text/css" href="/penshu4_2020/67190302/ex13/battle.css"&gt;</text:p>
      <text:p text:style-name="P7">&lt;title&gt;</text:p>
      <text:p text:style-name="P7">戦闘画面3</text:p>
      <text:p text:style-name="P7">&lt;/title&gt;</text:p>
      <text:p text:style-name="P7">&lt;meta charset="utf-8"&gt;</text:p>
      <text:p text:style-name="P7">&lt;/head&gt;</text:p>
      <text:p text:style-name="P7"/>
      <text:p text:style-name="P7">&lt;body&gt;</text:p>
      <text:p text:style-name="P7"/>
      <text:p text:style-name="P7">&lt;h1&gt;戦闘&lt;/h1&gt;</text:p>
      <text:p text:style-name="P7"/>
      <text:p text:style-name="P7">&lt;?php</text:p>
      <text:p text:style-name="P7"/>
      <text:p text:style-name="P7">@$con = pg_connect("host=kite.cs.miyazaki-u.ac.jp dbname=endb2022 user=enuser2022 password=enpass2022");</text:p>
      <text:p text:style-name="P7">if ($con == false){</text:p>
      <text:p text:style-name="P7"><text:s text:c="2"/>print("DATABASE CONNECTION ERROR\n");</text:p>
      <text:p text:style-name="P7"><text:s text:c="2"/>exit;</text:p>
      <text:p text:style-name="P7">}</text:p>
      <text:p text:style-name="P7"/>
      <text:p text:style-name="P7">$sql1 = "select * from {$_SERVER['PHP_AUTH_USER']}";</text:p>
      <text:p text:style-name="P7"/>
      <text:p text:style-name="P7">@$result = pg_query($sql1);</text:p>
      <text:p text:style-name="P7">if($result == false){</text:p>
      <text:p text:style-name="P7"><text:s text:c="2"/>print"DATA ACQUISITION ERROR\n";</text:p>
      <text:p text:style-name="P7"><text:s text:c="2"/>exit;</text:p>
      <text:p text:style-name="P7">}</text:p>
      <text:p text:style-name="P7"/>
      <text:p text:style-name="P7">$n = 5;</text:p>
      <text:p text:style-name="P7">$m = pg_num_rows($result);</text:p>
      <text:p text:style-name="P7"/>
      <text:p text:style-name="P7">for($i = 0; $i &lt; $m; $i++){</text:p>
      <text:p text:style-name="P7"><text:s text:c="2"/>for($j = 0; $j &lt; $n; $j++){</text:p>
      <text:p text:style-name="P7"><text:s text:c="4"/>$a[$i][$j] = pg_fetch_result($result,$i,$j);</text:p>
      <text:p text:style-name="P7"><text:s text:c="2"/>}</text:p>
      <text:p text:style-name="P7">}</text:p>
      <text:p text:style-name="P7">$myhp = $a[0][4];</text:p>
      <text:p text:style-name="P7">$enehp = $a[3][4];</text:p>
      <text:p text:style-name="P7"/>
      <text:p text:style-name="P7">$mikatahp = $a[0][1];</text:p>
      <text:p text:style-name="P7">$tekihp = $a[3][1];</text:p>
      <text:p text:style-name="P7"/>
      <text:p text:style-name="P7">$id1 = $a[1][4];</text:p>
      <text:p text:style-name="P7">$id2 = $a[2][4];</text:p>
      <text:p text:style-name="P7">$id4 = $a[4][4];</text:p>
      <text:p text:style-name="P7">$id5 = $a[5][4];</text:p>
      <text:p text:style-name="P7"/>
      <text:p text:style-name="P7"><text:soft-page-break/>if(isset($_POST['myatk'])){</text:p>
      <text:p text:style-name="P7"><text:s text:c="2"/>if($_POST['myatk'] === "kougeki"){</text:p>
      <text:p text:style-name="P7"><text:s text:c="4"/>$mydmg = $a[3][2] - $a[0][3];</text:p>
      <text:p text:style-name="P7"/>
      <text:p text:style-name="P7"><text:s text:c="4"/>if($mydmg &lt; 0){</text:p>
      <text:p text:style-name="P7"><text:s text:c="8"/>$mydmg = 0;</text:p>
      <text:p text:style-name="P7"><text:s text:c="4"/>}</text:p>
      <text:p text:style-name="P7"/>
      <text:p text:style-name="P7"><text:s text:c="4"/>$enedmg = $a[0][2] - $a[3][3];</text:p>
      <text:p text:style-name="P7"/>
      <text:p text:style-name="P7"><text:s text:c="4"/>if($enedmg &lt; 0){</text:p>
      <text:p text:style-name="P7"><text:s text:c="8"/>$enedmg = 0;</text:p>
      <text:p text:style-name="P7"><text:s text:c="4"/>}</text:p>
      <text:p text:style-name="P7"/>
      <text:p text:style-name="P7"><text:s text:c="4"/>$myhp = $a[0][4] - $mydmg;</text:p>
      <text:p text:style-name="P7"/>
      <text:p text:style-name="P7"><text:s text:c="2"/>}</text:p>
      <text:p text:style-name="P7"><text:s text:c="2"/>if($_POST['myatk'] === "thunder"){</text:p>
      <text:p text:style-name="P7"><text:s text:c="4"/>$mydmg = $a[3][2] - $a[0][3];</text:p>
      <text:p text:style-name="P7"/>
      <text:p text:style-name="P7"><text:s text:c="4"/>if($mydmg &lt; 0){</text:p>
      <text:p text:style-name="P7"><text:s text:c="8"/>$mydmg = 0;</text:p>
      <text:p text:style-name="P7"><text:s text:c="4"/>}</text:p>
      <text:p text:style-name="P7"/>
      <text:p text:style-name="P7"><text:s text:c="4"/>$enedmg = floor(($a[0][1]+$a[0][2]+$a[0][3]) / 5);</text:p>
      <text:p text:style-name="P7"/>
      <text:p text:style-name="P7"><text:s text:c="4"/>if($enedmg &lt; 0){</text:p>
      <text:p text:style-name="P7"><text:s text:c="8"/>$enedmg = 0;</text:p>
      <text:p text:style-name="P7"><text:s text:c="4"/>}</text:p>
      <text:p text:style-name="P7"/>
      <text:p text:style-name="P7"><text:s text:c="4"/>$myhp = $a[0][4] - $mydmg;</text:p>
      <text:p text:style-name="P7"/>
      <text:p text:style-name="P7"><text:s text:c="2"/>}</text:p>
      <text:p text:style-name="P7"><text:s text:c="2"/>if($_POST['myatk'] === "heal"){</text:p>
      <text:p text:style-name="P7"><text:s text:c="4"/>$mydmg = $a[3][2] - $a[0][3];</text:p>
      <text:p text:style-name="P7"/>
      <text:p text:style-name="P7"><text:s text:c="4"/>if($mydmg &lt; 0){</text:p>
      <text:p text:style-name="P7"><text:s text:c="8"/>$mydmg = 0;</text:p>
      <text:p text:style-name="P7"><text:s text:c="4"/>}</text:p>
      <text:p text:style-name="P7"/>
      <text:p text:style-name="P7"><text:s text:c="4"/>$enedmg = 0;</text:p>
      <text:p text:style-name="P7"/>
      <text:p text:style-name="P7"><text:s text:c="4"/>if($enedmg &lt; 0){</text:p>
      <text:p text:style-name="P7"><text:s text:c="8"/>$enedmg = 0;</text:p>
      <text:p text:style-name="P7"><text:s text:c="4"/>}</text:p>
      <text:p text:style-name="P7"><text:s text:c="2"/>$myhp = $a[0][4] - $mydmg + floor(($a[0][1]+$a[0][3]) / 3);</text:p>
      <text:p text:style-name="P7"/>
      <text:p text:style-name="P7"><text:s text:c="4"/>if($myhp &gt; $a[0][1]){</text:p>
      <text:p text:style-name="P7"><text:s text:c="8"/>$myhp = $a[0][1];</text:p>
      <text:p text:style-name="P7"><text:s text:c="4"/>}</text:p>
      <text:p text:style-name="P7"><text:s text:c="2"/>}</text:p>
      <text:p text:style-name="P7"><text:s text:c="2"/>//$myhp = 0;</text:p>
      <text:p text:style-name="P7"><text:soft-page-break/><text:s text:c="2"/>$enehp = $a[3][4] - $enedmg;</text:p>
      <text:p text:style-name="P7"><text:s text:c="2"/>//$enehp = 40;</text:p>
      <text:p text:style-name="P7">}</text:p>
      <text:p text:style-name="P7"/>
      <text:p text:style-name="P7"><text:s text:c="4"/>$sql1 = "update {$_SERVER['PHP_AUTH_USER']} set hplog = {$myhp} where id = 0";</text:p>
      <text:p text:style-name="P7"><text:s text:c="4"/>$sql2 = "update {$_SERVER['PHP_AUTH_USER']} set hplog = {$id1} where id = 1";</text:p>
      <text:p text:style-name="P7"><text:s text:c="4"/>$sql3 = "update {$_SERVER['PHP_AUTH_USER']} set hplog = {$id2} where id = 2";</text:p>
      <text:p text:style-name="P7"><text:s text:c="4"/>$sql4 = "update {$_SERVER['PHP_AUTH_USER']} set hplog = {$enehp} where id = 3";</text:p>
      <text:p text:style-name="P7"><text:s text:c="4"/>$sql5 = "update {$_SERVER['PHP_AUTH_USER']} set hplog = {$id4} where id = 4";</text:p>
      <text:p text:style-name="P7"><text:s text:c="4"/>$sql6 = "update {$_SERVER['PHP_AUTH_USER']} set hplog = {$id5} where id = 5";</text:p>
      <text:p text:style-name="P7"/>
      <text:p text:style-name="P7"><text:s text:c="4"/>@$result = pg_query($sql1);</text:p>
      <text:p text:style-name="P7"><text:s text:c="5"/>if($result == false){</text:p>
      <text:p text:style-name="P7"><text:s text:c="8"/>print"DATA ACQUISITION ERROR1\n";</text:p>
      <text:p text:style-name="P7"><text:s text:c="8"/>exit;</text:p>
      <text:p text:style-name="P7"><text:s text:c="5"/>}</text:p>
      <text:p text:style-name="P7"/>
      <text:p text:style-name="P7"><text:s text:c="5"/>@$result = pg_query($sql2);</text:p>
      <text:p text:style-name="P7"><text:s text:c="5"/>if($result == false){</text:p>
      <text:p text:style-name="P7"><text:s text:c="8"/>print"DATA ACQUISITION ERROR2\n";</text:p>
      <text:p text:style-name="P7"><text:s text:c="8"/>exit;</text:p>
      <text:p text:style-name="P7"><text:s text:c="5"/>}</text:p>
      <text:p text:style-name="P7"/>
      <text:p text:style-name="P7"><text:s text:c="6"/>@$result = pg_query($sql3);</text:p>
      <text:p text:style-name="P7"><text:s text:c="5"/>if($result == false){</text:p>
      <text:p text:style-name="P7"><text:s text:c="8"/>print"DATA ACQUISITION ERROR3\n";</text:p>
      <text:p text:style-name="P7"><text:s text:c="8"/>exit;</text:p>
      <text:p text:style-name="P7"><text:s text:c="5"/>}</text:p>
      <text:p text:style-name="P7"/>
      <text:p text:style-name="P7"><text:s text:c="6"/>@$result = pg_query($sql4);</text:p>
      <text:p text:style-name="P7"><text:s text:c="5"/>if($result == false){</text:p>
      <text:p text:style-name="P7"><text:s text:c="8"/>print"DATA ACQUISITION ERROR4\n";</text:p>
      <text:p text:style-name="P7"><text:s text:c="8"/>exit;</text:p>
      <text:p text:style-name="P7"><text:s text:c="5"/>}</text:p>
      <text:p text:style-name="P7"/>
      <text:p text:style-name="P7"><text:s text:c="6"/>@$result = pg_query($sql5);</text:p>
      <text:p text:style-name="P7"><text:s text:c="5"/>if($result == false){</text:p>
      <text:p text:style-name="P7"><text:s text:c="8"/>print"DATA ACQUISITION ERROR5\n";</text:p>
      <text:p text:style-name="P7"><text:s text:c="8"/>exit;</text:p>
      <text:p text:style-name="P7"><text:s text:c="5"/>}</text:p>
      <text:p text:style-name="P7"/>
      <text:p text:style-name="P7"><text:s text:c="6"/>@$result = pg_query($sql6);</text:p>
      <text:p text:style-name="P7"><text:s text:c="5"/>if($result == false){</text:p>
      <text:p text:style-name="P7"><text:s text:c="8"/>print"DATA ACQUISITION ERROR6\n";</text:p>
      <text:p text:style-name="P7"><text:s text:c="8"/>exit;</text:p>
      <text:p text:style-name="P7"><text:s text:c="5"/>}</text:p>
      <text:p text:style-name="P7"/>
      <text:p text:style-name="P7"><text:s text:c="5"/>if($myhp &lt;= 0){</text:p>
      <text:p text:style-name="P7"><text:s text:c="9"/>print "あなたの負け\n";</text:p>
      <text:p text:style-name="P7"><text:s text:c="9"/>print "&lt;a href=\"ready.php\"&gt;準備画面へ&lt;/a&gt;\n";</text:p>
      <text:p text:style-name="P7"><text:s text:c="9"/>$sql3 = "update {$_SERVER['PHP_AUTH_USER']} set hplog = {$id1} where id = 1";</text:p>
      <text:p text:style-name="P7"><text:s text:c="9"/>$sql4 = "update {$_SERVER['PHP_AUTH_USER']} set hplog = {$id2} where id = 2";</text:p>
      <text:p text:style-name="P7"><text:soft-page-break/><text:s text:c="9"/>$sql5 = "update {$_SERVER['PHP_AUTH_USER']} set hplog = {$id4} where id = 4";</text:p>
      <text:p text:style-name="P7"><text:s text:c="9"/>$sql6 = "update {$_SERVER['PHP_AUTH_USER']} set hplog = {$id5} where id = 5";</text:p>
      <text:p text:style-name="P7"><text:s text:c="9"/>$sql7 = "update {$_SERVER['PHP_AUTH_USER']} set hplog = {$mikatahp} where id = 0";</text:p>
      <text:p text:style-name="P7"><text:s text:c="9"/>$sql8 = "update {$_SERVER['PHP_AUTH_USER']} set hplog = {$tekihp} where id = 3";</text:p>
      <text:p text:style-name="P7"><text:s text:c="9"/>@$result = pg_query($sql7);</text:p>
      <text:p text:style-name="P7"><text:s text:c="9"/>if($result == false){</text:p>
      <text:p text:style-name="P7"><text:s text:c="13"/>print"DATA ACQUISITION ERROR7\n";</text:p>
      <text:p text:style-name="P7"><text:s text:c="13"/>exit;</text:p>
      <text:p text:style-name="P7"><text:s text:c="10"/>}</text:p>
      <text:p text:style-name="P7"><text:s text:c="9"/>@$result = pg_query($sql3);</text:p>
      <text:p text:style-name="P7"><text:s text:c="9"/>if($result == false){</text:p>
      <text:p text:style-name="P7"><text:s text:c="13"/>print"DATA ACQUISITION ERROR3\n";</text:p>
      <text:p text:style-name="P7"><text:s text:c="13"/>exit;</text:p>
      <text:p text:style-name="P7"><text:s text:c="9"/>}</text:p>
      <text:p text:style-name="P7"><text:s text:c="9"/>@$result = pg_query($sql4);</text:p>
      <text:p text:style-name="P7"><text:s text:c="9"/>if($result == false){</text:p>
      <text:p text:style-name="P7"><text:s text:c="13"/>print"DATA ACQUISITION ERROR4\n";</text:p>
      <text:p text:style-name="P7"><text:s text:c="13"/>exit;</text:p>
      <text:p text:style-name="P7"><text:s text:c="13"/>}</text:p>
      <text:p text:style-name="P7"><text:s text:c="9"/>@$result = pg_query($sql8);</text:p>
      <text:p text:style-name="P7"><text:s text:c="9"/>if($result == false){</text:p>
      <text:p text:style-name="P7"><text:s text:c="13"/>print"DATA ACQUISITION ERROR8\n";</text:p>
      <text:p text:style-name="P7"><text:s text:c="13"/>exit;</text:p>
      <text:p text:style-name="P7"><text:s text:c="13"/>}</text:p>
      <text:p text:style-name="P7"><text:s text:c="9"/>@$result = pg_query($sql5);</text:p>
      <text:p text:style-name="P7"><text:s text:c="9"/>if($result == false){</text:p>
      <text:p text:style-name="P7"><text:s text:c="13"/>print"DATA ACQUISITION ERROR5\n";</text:p>
      <text:p text:style-name="P7"><text:s text:c="13"/>exit;</text:p>
      <text:p text:style-name="P7"><text:s text:c="9"/>}</text:p>
      <text:p text:style-name="P7"><text:s text:c="9"/>@$result = pg_query($sql6);</text:p>
      <text:p text:style-name="P7"><text:s text:c="9"/>if($result == false){</text:p>
      <text:p text:style-name="P7"><text:s text:c="13"/>print"DATA ACQUISITION ERROR6\n";</text:p>
      <text:p text:style-name="P7"><text:s text:c="13"/>exit;</text:p>
      <text:p text:style-name="P7"><text:s text:c="13"/>}</text:p>
      <text:p text:style-name="P7"><text:s text:c="9"/>exit;</text:p>
      <text:p text:style-name="P7"><text:s text:c="5"/>}</text:p>
      <text:p text:style-name="P7"><text:s text:c="9"/>if($enehp &lt;= 0){</text:p>
      <text:p text:style-name="P7"><text:s text:c="13"/>print "あなたの勝ち\n";</text:p>
      <text:p text:style-name="P7"><text:s text:c="4"/>print "&lt;a href=\"battle4.php\"&gt;次の戦闘へ&lt;/a&gt;\n";</text:p>
      <text:p text:style-name="P7"><text:s text:c="5"/>$sql3 = "update {$_SERVER['PHP_AUTH_USER']} set hplog = {$id1} where id = 1";</text:p>
      <text:p text:style-name="P7"><text:s text:c="9"/>$sql4 = "update {$_SERVER['PHP_AUTH_USER']} set hplog = {$id2} where id = 2";</text:p>
      <text:p text:style-name="P7"><text:s text:c="9"/>$sql5 = "update {$_SERVER['PHP_AUTH_USER']} set hplog = {$id4} where id = 4";</text:p>
      <text:p text:style-name="P7"><text:s text:c="9"/>$sql6 = "update {$_SERVER['PHP_AUTH_USER']} set hplog = {$id5} where id = 5";</text:p>
      <text:p text:style-name="P7"><text:s text:c="9"/>$sql7 = "update {$_SERVER['PHP_AUTH_USER']} set hplog = {$mikatahp} where id = 0";</text:p>
      <text:p text:style-name="P7"><text:s text:c="9"/>$sql8 = "update {$_SERVER['PHP_AUTH_USER']} set hplog = {$tekihp} where id = 3";</text:p>
      <text:p text:style-name="P7"><text:s text:c="9"/>@$result = pg_query($sql7);</text:p>
      <text:p text:style-name="P7"><text:s text:c="9"/>if($result == false){</text:p>
      <text:p text:style-name="P7"><text:s text:c="13"/>print"DATA ACQUISITION ERROR7\n";</text:p>
      <text:p text:style-name="P7"><text:soft-page-break/><text:s text:c="13"/>exit;</text:p>
      <text:p text:style-name="P7"><text:s text:c="10"/>}</text:p>
      <text:p text:style-name="P7"><text:s text:c="9"/>@$result = pg_query($sql3);</text:p>
      <text:p text:style-name="P7"><text:s text:c="9"/>if($result == false){</text:p>
      <text:p text:style-name="P7"><text:s text:c="13"/>print"DATA ACQUISITION ERROR3\n";</text:p>
      <text:p text:style-name="P7"><text:s text:c="13"/>exit;</text:p>
      <text:p text:style-name="P7"><text:s text:c="9"/>}</text:p>
      <text:p text:style-name="P7"><text:s text:c="9"/>@$result = pg_query($sql4);</text:p>
      <text:p text:style-name="P7"><text:s text:c="9"/>if($result == false){</text:p>
      <text:p text:style-name="P7"><text:s text:c="13"/>print"DATA ACQUISITION ERROR4\n";</text:p>
      <text:p text:style-name="P7"><text:s text:c="13"/>exit;</text:p>
      <text:p text:style-name="P7"><text:s text:c="13"/>}</text:p>
      <text:p text:style-name="P7"><text:s text:c="9"/>@$result = pg_query($sql8);</text:p>
      <text:p text:style-name="P7"><text:s text:c="9"/>if($result == false){</text:p>
      <text:p text:style-name="P7"><text:s text:c="13"/>print"DATA ACQUISITION ERROR8\n";</text:p>
      <text:p text:style-name="P7"><text:s text:c="13"/>exit;</text:p>
      <text:p text:style-name="P7"><text:s text:c="13"/>}</text:p>
      <text:p text:style-name="P7"><text:s text:c="9"/>@$result = pg_query($sql5);</text:p>
      <text:p text:style-name="P7"><text:s text:c="9"/>if($result == false){</text:p>
      <text:p text:style-name="P7"><text:s text:c="13"/>print"DATA ACQUISITION ERROR5\n";</text:p>
      <text:p text:style-name="P7"><text:s text:c="13"/>exit;</text:p>
      <text:p text:style-name="P7"><text:s text:c="9"/>}</text:p>
      <text:p text:style-name="P7"><text:s text:c="9"/>@$result = pg_query($sql6);</text:p>
      <text:p text:style-name="P7"><text:s text:c="9"/>if($result == false){</text:p>
      <text:p text:style-name="P7"><text:s text:c="13"/>print"DATA ACQUISITION ERROR6\n";</text:p>
      <text:p text:style-name="P7"><text:s text:c="13"/>exit;</text:p>
      <text:p text:style-name="P7"><text:s text:c="13"/>}</text:p>
      <text:p text:style-name="P7"><text:s text:c="9"/>exit;</text:p>
      <text:p text:style-name="P7"><text:s text:c="9"/>}</text:p>
      <text:p text:style-name="P7"/>
      <text:p text:style-name="P7"/>
      <text:p text:style-name="P7"/>
      <text:p text:style-name="P7">pg_free_result($result);</text:p>
      <text:p text:style-name="P7">pg_close($con);</text:p>
      <text:p text:style-name="P7"/>
      <text:p text:style-name="P7">print "&lt;p&gt;モンスター&lt;/p&gt;\n";</text:p>
      <text:p text:style-name="P7">print "&lt;ul&gt;\n";</text:p>
      <text:p text:style-name="P7">print "&lt;li&gt;HP:".$enehp."&lt;/li&gt;";</text:p>
      <text:p text:style-name="P7">print "&lt;li&gt;ATK:".$a[3][2]."&lt;/li&gt;";</text:p>
      <text:p text:style-name="P7">print "&lt;li&gt;DEF:".$a[3][3]."&lt;/li&gt;";</text:p>
      <text:p text:style-name="P7">print "&lt;/ul&gt;\n";</text:p>
      <text:p text:style-name="P7"/>
      <text:p text:style-name="P7">print "&lt;p&gt;&lt;img src=\"/penshu4_2020/67190302/ex13/original.png\" usemap=\"#jin\" alt=\"jin\"width=\"140\"height=\"200\"&gt;&lt;/p&gt;";</text:p>
      <text:p text:style-name="P7">print "&lt;map name=\"jin\"&gt;";</text:p>
      <text:p text:style-name="P7">print "&lt;/map&gt;";</text:p>
      <text:p text:style-name="P7"/>
      <text:p text:style-name="P7">$mahou = floor(($a[0][1]+$a[0][2]+$a[0][3]) / 5);</text:p>
      <text:p text:style-name="P7">$kaihuku = floor(($a[0][1]+$a[0][3]) / 3);</text:p>
      <text:p text:style-name="P7"/>
      <text:p text:style-name="P7">print "&lt;p&gt;あなた&lt;/p&gt;\n";</text:p>
      <text:p text:style-name="P7">print "&lt;ul&gt;\n";</text:p>
      <text:p text:style-name="P7"><text:soft-page-break/>print "&lt;li&gt;HP:".$myhp."&lt;/li&gt;";</text:p>
      <text:p text:style-name="P7">print "&lt;li&gt;ATK:".$a[0][2]."&lt;/li&gt;";</text:p>
      <text:p text:style-name="P7">print "&lt;li&gt;DEF:".$a[0][3]."&lt;/li&gt;";</text:p>
      <text:p text:style-name="P7">print "&lt;li&gt;サンダー:".$mahou."&lt;/li&gt;";</text:p>
      <text:p text:style-name="P7">print "&lt;li&gt;ヒール:".$kaihuku."&lt;/li&gt;";</text:p>
      <text:p text:style-name="P7">print "&lt;/ul&gt;\n";</text:p>
      <text:p text:style-name="P7"/>
      <text:p text:style-name="P7">print "&lt;form action=\"battle3.php\" method=\"post\"&gt;\n";</text:p>
      <text:p text:style-name="P7">print "&lt;ul class = \"yoko\"&gt;\n";</text:p>
      <text:p text:style-name="P7">print "&lt;li&gt;&lt;input type=\"radio\" name =\"myatk\" value=\"kougeki\" checked&gt;こうげき&lt;/li&gt;";</text:p>
      <text:p text:style-name="P7">print "&lt;li&gt;&lt;input type=\"radio\" name =\"myatk\" value=\"thunder\" &gt;サンダー&lt;/li&gt;";</text:p>
      <text:p text:style-name="P7">print "&lt;li&gt;&lt;input type=\"radio\" name =\"myatk\" value=\"heal\" &gt;ヒール&lt;/li&gt;";</text:p>
      <text:p text:style-name="P7">print "&lt;/ul&gt;\n";</text:p>
      <text:p text:style-name="P7"/>
      <text:p text:style-name="P7">print "&lt;input type=\"submit\" value=\"行動決定\"&gt;";</text:p>
      <text:p text:style-name="P7">print "&lt;p&gt;";</text:p>
      <text:p text:style-name="P7">print "&lt;a href=\"shuffle.php\"&gt;戦略的撤退＆シャッフル&lt;/a&gt;\n";</text:p>
      <text:p text:style-name="P7">print "&lt;/p&gt;\n";</text:p>
      <text:p text:style-name="P7">?&gt;</text:p>
      <text:p text:style-name="P7">&lt;/form&gt;</text:p>
      <text:p text:style-name="P7"/>
      <text:p text:style-name="P7">&lt;/body&gt;</text:p>
      <text:p text:style-name="P7">&lt;/html&gt;</text:p>
      <text:p text:style-name="P2"/>
      <text:p text:style-name="P2"/>
      <text:p text:style-name="P2"/>
      <text:p text:style-name="P2"/>
      <text:p text:style-name="P2">9.battle4.php</text:p>
      <text:p text:style-name="P2"/>
      <text:p text:style-name="P9">&lt;?php</text:p>
      <text:p text:style-name="P9">include_once("auth.inc");</text:p>
      <text:p text:style-name="P9">auth();</text:p>
      <text:p text:style-name="P9">?&gt;</text:p>
      <text:p text:style-name="P9"/>
      <text:p text:style-name="P9">&lt;!DOCTYPE html&gt;</text:p>
      <text:p text:style-name="P9"/>
      <text:p text:style-name="P9">&lt;html lang="ja"&gt;</text:p>
      <text:p text:style-name="P9"/>
      <text:p text:style-name="P9">&lt;head&gt;</text:p>
      <text:p text:style-name="P9">&lt;link rel="stylesheet" type="text/css" href="/penshu4_2020/67190489/ex13/battle.css"&gt;</text:p>
      <text:p text:style-name="P9">&lt;title&gt;</text:p>
      <text:p text:style-name="P9">戦闘画面4</text:p>
      <text:p text:style-name="P9">&lt;/title&gt;</text:p>
      <text:p text:style-name="P9">&lt;meta charset="utf-8"&gt;</text:p>
      <text:p text:style-name="P9">&lt;/head&gt;</text:p>
      <text:p text:style-name="P9"/>
      <text:p text:style-name="P9">&lt;body&gt;</text:p>
      <text:p text:style-name="P9"/>
      <text:p text:style-name="P9">&lt;h1&gt;戦闘&lt;/h1&gt;</text:p>
      <text:p text:style-name="P9"/>
      <text:p text:style-name="P9">&lt;?php</text:p>
      <text:p text:style-name="P9"/>
      <text:p text:style-name="P9"><text:soft-page-break/>@$con = pg_connect("host=kite.cs.miyazaki-u.ac.jp dbname=endb2022 user=enuser2022 password=enpass2022");</text:p>
      <text:p text:style-name="P9">if ($con == false){</text:p>
      <text:p text:style-name="P9"><text:s text:c="2"/>print("DATABASE CONNECTION ERROR\n");</text:p>
      <text:p text:style-name="P9"><text:s text:c="2"/>exit;</text:p>
      <text:p text:style-name="P9">}</text:p>
      <text:p text:style-name="P9"/>
      <text:p text:style-name="P9">$sql1 = "select * from {$_SERVER['PHP_AUTH_USER']}";</text:p>
      <text:p text:style-name="P9"/>
      <text:p text:style-name="P9">@$result = pg_query($sql1);</text:p>
      <text:p text:style-name="P9">if($result == false){</text:p>
      <text:p text:style-name="P9"><text:s text:c="2"/>print"DATA ACQUISITION ERROR\n";</text:p>
      <text:p text:style-name="P9"><text:s text:c="2"/>exit;</text:p>
      <text:p text:style-name="P9">}</text:p>
      <text:p text:style-name="P9"/>
      <text:p text:style-name="P9">$n = 5;</text:p>
      <text:p text:style-name="P9">$m = pg_num_rows($result);</text:p>
      <text:p text:style-name="P9"/>
      <text:p text:style-name="P9">for($i = 0; $i &lt; $m; $i++){</text:p>
      <text:p text:style-name="P9"><text:s text:c="2"/>for($j = 0; $j &lt; $n; $j++){</text:p>
      <text:p text:style-name="P9"><text:s text:c="4"/>$a[$i][$j] = pg_fetch_result($result,$i,$j);</text:p>
      <text:p text:style-name="P9"><text:s text:c="2"/>}</text:p>
      <text:p text:style-name="P9">}</text:p>
      <text:p text:style-name="P9">$myhp = $a[0][4];</text:p>
      <text:p text:style-name="P9">$enehp = $a[4][4];</text:p>
      <text:p text:style-name="P9"/>
      <text:p text:style-name="P9">$mikatahp = $a[0][1];</text:p>
      <text:p text:style-name="P9">$tekihp = $a[4][1];</text:p>
      <text:p text:style-name="P9"/>
      <text:p text:style-name="P9">$id1 = $a[1][4];</text:p>
      <text:p text:style-name="P9">$id2 = $a[2][4];</text:p>
      <text:p text:style-name="P9">$id3 = $a[3][4];</text:p>
      <text:p text:style-name="P9">$id5 = $a[5][4];</text:p>
      <text:p text:style-name="P9"/>
      <text:p text:style-name="P9">if(isset($_POST['myatk'])){</text:p>
      <text:p text:style-name="P9"><text:s text:c="2"/>if($_POST['myatk'] === "kougeki"){</text:p>
      <text:p text:style-name="P9"><text:s text:c="4"/>$mydmg = $a[4][2] - $a[0][3];</text:p>
      <text:p text:style-name="P9"/>
      <text:p text:style-name="P9"><text:s text:c="4"/>if($mydmg &lt; 0){</text:p>
      <text:p text:style-name="P9"><text:s text:c="8"/>$mydmg = 0;</text:p>
      <text:p text:style-name="P9"><text:s text:c="4"/>}</text:p>
      <text:p text:style-name="P9"/>
      <text:p text:style-name="P9"><text:s text:c="4"/>$enedmg = $a[0][2] - $a[4][3];</text:p>
      <text:p text:style-name="P9"/>
      <text:p text:style-name="P9"><text:s text:c="4"/>if($enedmg &lt; 0){</text:p>
      <text:p text:style-name="P9"><text:s text:c="8"/>$enedmg = 0;</text:p>
      <text:p text:style-name="P9"><text:s text:c="4"/>}</text:p>
      <text:p text:style-name="P9"/>
      <text:p text:style-name="P9"><text:s text:c="4"/>$myhp = $a[0][4] - $mydmg;</text:p>
      <text:p text:style-name="P9"/>
      <text:p text:style-name="P9"><text:s text:c="2"/>}</text:p>
      <text:p text:style-name="P9"><text:s text:c="2"/>if($_POST['myatk'] === "thunder"){</text:p>
      <text:p text:style-name="P9"><text:soft-page-break/><text:s text:c="4"/>$mydmg = $a[4][2] - $a[0][3];</text:p>
      <text:p text:style-name="P9"/>
      <text:p text:style-name="P9"><text:s text:c="4"/>if($mydmg &lt; 0){</text:p>
      <text:p text:style-name="P9"><text:s text:c="8"/>$mydmg = 0;</text:p>
      <text:p text:style-name="P9"><text:s text:c="4"/>}</text:p>
      <text:p text:style-name="P9"/>
      <text:p text:style-name="P9"><text:s text:c="4"/>$enedmg = floor(($a[0][1]+$a[0][2]+$a[0][3]) / 5);</text:p>
      <text:p text:style-name="P9"/>
      <text:p text:style-name="P9"><text:s text:c="4"/>if($enedmg &lt; 0){</text:p>
      <text:p text:style-name="P9"><text:s text:c="8"/>$enedmg = 0;</text:p>
      <text:p text:style-name="P9"><text:s text:c="4"/>}</text:p>
      <text:p text:style-name="P9"/>
      <text:p text:style-name="P9"><text:s text:c="4"/>$myhp = $a[0][4] - $mydmg;</text:p>
      <text:p text:style-name="P9"/>
      <text:p text:style-name="P9"><text:s text:c="2"/>}</text:p>
      <text:p text:style-name="P9"><text:s text:c="2"/>if($_POST['myatk'] === "heal"){</text:p>
      <text:p text:style-name="P9"><text:s text:c="4"/>$mydmg = $a[4][2] - $a[0][3];</text:p>
      <text:p text:style-name="P9"/>
      <text:p text:style-name="P9"><text:s text:c="4"/>if($mydmg &lt; 0){</text:p>
      <text:p text:style-name="P9"><text:s text:c="8"/>$mydmg = 0;</text:p>
      <text:p text:style-name="P9"><text:s text:c="4"/>}</text:p>
      <text:p text:style-name="P9"/>
      <text:p text:style-name="P9"><text:s text:c="4"/>$enedmg = 0;</text:p>
      <text:p text:style-name="P9"/>
      <text:p text:style-name="P9"><text:s text:c="4"/>if($enedmg &lt; 0){</text:p>
      <text:p text:style-name="P9"><text:s text:c="8"/>$enedmg = 0;</text:p>
      <text:p text:style-name="P9"><text:s text:c="4"/>}</text:p>
      <text:p text:style-name="P9"><text:s text:c="2"/>$myhp = $a[0][4] - $mydmg + floor(($a[0][1]+$a[0][3]) / 3);</text:p>
      <text:p text:style-name="P9"/>
      <text:p text:style-name="P9"><text:s text:c="4"/>if($myhp &gt; $a[0][1]){</text:p>
      <text:p text:style-name="P9"><text:s text:c="8"/>$myhp = $a[0][1];</text:p>
      <text:p text:style-name="P9"><text:s text:c="4"/>}</text:p>
      <text:p text:style-name="P9"><text:s text:c="2"/>}</text:p>
      <text:p text:style-name="P9"><text:s text:c="2"/>//$myhp = 0;</text:p>
      <text:p text:style-name="P9"><text:s text:c="2"/>$enehp = $a[4][4] - $enedmg;</text:p>
      <text:p text:style-name="P9"><text:s text:c="2"/>//$enehp = 40;</text:p>
      <text:p text:style-name="P9">}</text:p>
      <text:p text:style-name="P9"/>
      <text:p text:style-name="P9"><text:s text:c="4"/>$sql1 = "update {$_SERVER['PHP_AUTH_USER']} set hplog = {$myhp} where id = 0";</text:p>
      <text:p text:style-name="P9"><text:s text:c="4"/>$sql2 = "update {$_SERVER['PHP_AUTH_USER']} set hplog = {$id1} where id = 1";</text:p>
      <text:p text:style-name="P9"><text:s text:c="4"/>$sql3 = "update {$_SERVER['PHP_AUTH_USER']} set hplog = {$id2} where id = 2";</text:p>
      <text:p text:style-name="P9"><text:s text:c="4"/>$sql4 = "update {$_SERVER['PHP_AUTH_USER']} set hplog = {$id3} where id = 3";</text:p>
      <text:p text:style-name="P9"><text:s text:c="4"/>$sql5 = "update {$_SERVER['PHP_AUTH_USER']} set hplog = {$enehp} where id = 4";</text:p>
      <text:p text:style-name="P9"><text:s text:c="4"/>$sql6 = "update {$_SERVER['PHP_AUTH_USER']} set hplog = {$id5} where id = 5";</text:p>
      <text:p text:style-name="P9"/>
      <text:p text:style-name="P9"><text:s text:c="4"/>@$result = pg_query($sql1);</text:p>
      <text:p text:style-name="P9"><text:s text:c="5"/>if($result == false){</text:p>
      <text:p text:style-name="P9"><text:s text:c="8"/>print"DATA ACQUISITION ERROR1\n";</text:p>
      <text:p text:style-name="P9"><text:s text:c="8"/>exit;</text:p>
      <text:p text:style-name="P9"><text:s text:c="5"/>}</text:p>
      <text:p text:style-name="P9"/>
      <text:p text:style-name="P9"><text:s text:c="5"/>@$result = pg_query($sql2);</text:p>
      <text:p text:style-name="P9"><text:soft-page-break/><text:s text:c="5"/>if($result == false){</text:p>
      <text:p text:style-name="P9"><text:s text:c="8"/>print"DATA ACQUISITION ERROR2\n";</text:p>
      <text:p text:style-name="P9"><text:s text:c="8"/>exit;</text:p>
      <text:p text:style-name="P9"><text:s text:c="5"/>}</text:p>
      <text:p text:style-name="P9"/>
      <text:p text:style-name="P9"><text:s text:c="6"/>@$result = pg_query($sql3);</text:p>
      <text:p text:style-name="P9"><text:s text:c="5"/>if($result == false){</text:p>
      <text:p text:style-name="P9"><text:s text:c="8"/>print"DATA ACQUISITION ERROR3\n";</text:p>
      <text:p text:style-name="P9"><text:s text:c="8"/>exit;</text:p>
      <text:p text:style-name="P9"><text:s text:c="5"/>}</text:p>
      <text:p text:style-name="P9"/>
      <text:p text:style-name="P9"><text:s text:c="6"/>@$result = pg_query($sql4);</text:p>
      <text:p text:style-name="P9"><text:s text:c="5"/>if($result == false){</text:p>
      <text:p text:style-name="P9"><text:s text:c="8"/>print"DATA ACQUISITION ERROR4\n";</text:p>
      <text:p text:style-name="P9"><text:s text:c="8"/>exit;</text:p>
      <text:p text:style-name="P9"><text:s text:c="5"/>}</text:p>
      <text:p text:style-name="P9"/>
      <text:p text:style-name="P9"><text:s text:c="6"/>@$result = pg_query($sql5);</text:p>
      <text:p text:style-name="P9"><text:s text:c="5"/>if($result == false){</text:p>
      <text:p text:style-name="P9"><text:s text:c="8"/>print"DATA ACQUISITION ERROR5\n";</text:p>
      <text:p text:style-name="P9"><text:s text:c="8"/>exit;</text:p>
      <text:p text:style-name="P9"><text:s text:c="5"/>}</text:p>
      <text:p text:style-name="P9"/>
      <text:p text:style-name="P9"><text:s text:c="6"/>@$result = pg_query($sql6);</text:p>
      <text:p text:style-name="P9"><text:s text:c="5"/>if($result == false){</text:p>
      <text:p text:style-name="P9"><text:s text:c="8"/>print"DATA ACQUISITION ERROR6\n";</text:p>
      <text:p text:style-name="P9"><text:s text:c="8"/>exit;</text:p>
      <text:p text:style-name="P9"><text:s text:c="5"/>}</text:p>
      <text:p text:style-name="P9"/>
      <text:p text:style-name="P9"><text:s text:c="5"/>if($myhp &lt;= 0){</text:p>
      <text:p text:style-name="P9"><text:s text:c="9"/>print "あなたの負け\n";</text:p>
      <text:p text:style-name="P9"><text:s text:c="9"/>print "&lt;a href=\"ready.php\"&gt;準備画面へ&lt;/a&gt;\n";</text:p>
      <text:p text:style-name="P9"><text:s text:c="9"/>$sql3 = "update {$_SERVER['PHP_AUTH_USER']} set hplog = {$id1} where id = 1";</text:p>
      <text:p text:style-name="P9"><text:s text:c="9"/>$sql4 = "update {$_SERVER['PHP_AUTH_USER']} set hplog = {$id2} where id = 2";</text:p>
      <text:p text:style-name="P9"><text:s text:c="9"/>$sql5 = "update {$_SERVER['PHP_AUTH_USER']} set hplog = {$id3} where id = 3";</text:p>
      <text:p text:style-name="P9"><text:s text:c="9"/>$sql6 = "update {$_SERVER['PHP_AUTH_USER']} set hplog = {$id5} where id = 5";</text:p>
      <text:p text:style-name="P9"><text:s text:c="9"/>$sql7 = "update {$_SERVER['PHP_AUTH_USER']} set hplog = {$mikatahp} where id = 0";</text:p>
      <text:p text:style-name="P9"><text:s text:c="9"/>$sql8 = "update {$_SERVER['PHP_AUTH_USER']} set hplog = {$tekihp} where id = 4";</text:p>
      <text:p text:style-name="P9"><text:s text:c="9"/>@$result = pg_query($sql7);</text:p>
      <text:p text:style-name="P9"><text:s text:c="9"/>if($result == false){</text:p>
      <text:p text:style-name="P9"><text:s text:c="13"/>print"DATA ACQUISITION ERROR7\n";</text:p>
      <text:p text:style-name="P9"><text:s text:c="13"/>exit;</text:p>
      <text:p text:style-name="P9"><text:s text:c="10"/>}</text:p>
      <text:p text:style-name="P9"><text:s text:c="9"/>@$result = pg_query($sql3);</text:p>
      <text:p text:style-name="P9"><text:s text:c="9"/>if($result == false){</text:p>
      <text:p text:style-name="P9"><text:s text:c="13"/>print"DATA ACQUISITION ERROR3\n";</text:p>
      <text:p text:style-name="P9"><text:s text:c="13"/>exit;</text:p>
      <text:p text:style-name="P9"><text:s text:c="9"/>}</text:p>
      <text:p text:style-name="P9"><text:s text:c="9"/>@$result = pg_query($sql4);</text:p>
      <text:p text:style-name="P9"><text:s text:c="9"/>if($result == false){</text:p>
      <text:p text:style-name="P9"><text:soft-page-break/><text:s text:c="13"/>print"DATA ACQUISITION ERROR4\n";</text:p>
      <text:p text:style-name="P9"><text:s text:c="13"/>exit;</text:p>
      <text:p text:style-name="P9"><text:s text:c="13"/>}</text:p>
      <text:p text:style-name="P9"><text:s text:c="9"/>@$result = pg_query($sql5);</text:p>
      <text:p text:style-name="P9"><text:s text:c="9"/>if($result == false){</text:p>
      <text:p text:style-name="P9"><text:s text:c="13"/>print"DATA ACQUISITION ERROR5\n";</text:p>
      <text:p text:style-name="P9"><text:s text:c="13"/>exit;</text:p>
      <text:p text:style-name="P9"><text:s text:c="13"/>}</text:p>
      <text:p text:style-name="P9"><text:s text:c="9"/>@$result = pg_query($sql8);</text:p>
      <text:p text:style-name="P9"><text:s text:c="9"/>if($result == false){</text:p>
      <text:p text:style-name="P9"><text:s text:c="13"/>print"DATA ACQUISITION ERROR8\n";</text:p>
      <text:p text:style-name="P9"><text:s text:c="13"/>exit;</text:p>
      <text:p text:style-name="P9"><text:s text:c="9"/>}</text:p>
      <text:p text:style-name="P9"><text:s text:c="9"/>@$result = pg_query($sql6);</text:p>
      <text:p text:style-name="P9"><text:s text:c="9"/>if($result == false){</text:p>
      <text:p text:style-name="P9"><text:s text:c="13"/>print"DATA ACQUISITION ERROR6\n";</text:p>
      <text:p text:style-name="P9"><text:s text:c="13"/>exit;</text:p>
      <text:p text:style-name="P9"><text:s text:c="13"/>}</text:p>
      <text:p text:style-name="P9"><text:s text:c="9"/>exit;</text:p>
      <text:p text:style-name="P9"><text:s text:c="5"/>}</text:p>
      <text:p text:style-name="P9"><text:s text:c="9"/>if($enehp &lt;= 0){</text:p>
      <text:p text:style-name="P9"><text:s text:c="13"/>print "あなたの勝ち\n";</text:p>
      <text:p text:style-name="P9"><text:s text:c="4"/>print "&lt;a href=\"battle5.php\"&gt;次の戦闘へ&lt;/a&gt;\n";</text:p>
      <text:p text:style-name="P9"><text:s text:c="5"/>$sql3 = "update {$_SERVER['PHP_AUTH_USER']} set hplog = {$id1} where id = 1";</text:p>
      <text:p text:style-name="P9"><text:s text:c="9"/>$sql4 = "update {$_SERVER['PHP_AUTH_USER']} set hplog = {$id2} where id = 2";</text:p>
      <text:p text:style-name="P9"><text:s text:c="9"/>$sql5 = "update {$_SERVER['PHP_AUTH_USER']} set hplog = {$id3} where id = 3";</text:p>
      <text:p text:style-name="P9"><text:s text:c="9"/>$sql6 = "update {$_SERVER['PHP_AUTH_USER']} set hplog = {$id5} where id = 5";</text:p>
      <text:p text:style-name="P9"><text:s text:c="9"/>$sql7 = "update {$_SERVER['PHP_AUTH_USER']} set hplog = {$mikatahp} where id = 0";</text:p>
      <text:p text:style-name="P9"><text:s text:c="9"/>$sql8 = "update {$_SERVER['PHP_AUTH_USER']} set hplog = {$tekihp} where id = 4";</text:p>
      <text:p text:style-name="P9"><text:s text:c="9"/>@$result = pg_query($sql7);</text:p>
      <text:p text:style-name="P9"><text:s text:c="9"/>if($result == false){</text:p>
      <text:p text:style-name="P9"><text:s text:c="13"/>print"DATA ACQUISITION ERROR7\n";</text:p>
      <text:p text:style-name="P9"><text:s text:c="13"/>exit;</text:p>
      <text:p text:style-name="P9"><text:s text:c="10"/>}</text:p>
      <text:p text:style-name="P9"><text:s text:c="9"/>@$result = pg_query($sql3);</text:p>
      <text:p text:style-name="P9"><text:s text:c="9"/>if($result == false){</text:p>
      <text:p text:style-name="P9"><text:s text:c="13"/>print"DATA ACQUISITION ERROR3\n";</text:p>
      <text:p text:style-name="P9"><text:s text:c="13"/>exit;</text:p>
      <text:p text:style-name="P9"><text:s text:c="9"/>}</text:p>
      <text:p text:style-name="P9"><text:s text:c="9"/>@$result = pg_query($sql4);</text:p>
      <text:p text:style-name="P9"><text:s text:c="9"/>if($result == false){</text:p>
      <text:p text:style-name="P9"><text:s text:c="13"/>print"DATA ACQUISITION ERROR4\n";</text:p>
      <text:p text:style-name="P9"><text:s text:c="13"/>exit;</text:p>
      <text:p text:style-name="P9"><text:s text:c="13"/>}</text:p>
      <text:p text:style-name="P9"><text:s text:c="9"/>@$result = pg_query($sql5);</text:p>
      <text:p text:style-name="P9"><text:s text:c="9"/>if($result == false){</text:p>
      <text:p text:style-name="P9"><text:s text:c="13"/>print"DATA ACQUISITION ERROR5\n";</text:p>
      <text:p text:style-name="P9"><text:s text:c="13"/>exit;</text:p>
      <text:p text:style-name="P9"><text:s text:c="13"/>}</text:p>
      <text:p text:style-name="P9"><text:s text:c="9"/>@$result = pg_query($sql8);</text:p>
      <text:p text:style-name="P9"><text:soft-page-break/><text:s text:c="9"/>if($result == false){</text:p>
      <text:p text:style-name="P9"><text:s text:c="13"/>print"DATA ACQUISITION ERROR8\n";</text:p>
      <text:p text:style-name="P9"><text:s text:c="13"/>exit;</text:p>
      <text:p text:style-name="P9"><text:s text:c="9"/>}</text:p>
      <text:p text:style-name="P9"><text:s text:c="9"/>@$result = pg_query($sql6);</text:p>
      <text:p text:style-name="P9"><text:s text:c="9"/>if($result == false){</text:p>
      <text:p text:style-name="P9"><text:s text:c="13"/>print"DATA ACQUISITION ERROR6\n";</text:p>
      <text:p text:style-name="P9"><text:s text:c="13"/>exit;</text:p>
      <text:p text:style-name="P9"><text:s text:c="13"/>}</text:p>
      <text:p text:style-name="P9"><text:s text:c="9"/>exit;</text:p>
      <text:p text:style-name="P9"><text:s text:c="9"/>}</text:p>
      <text:p text:style-name="P9"/>
      <text:p text:style-name="P9"/>
      <text:p text:style-name="P9"/>
      <text:p text:style-name="P9">pg_free_result($result);</text:p>
      <text:p text:style-name="P9">pg_close($con);</text:p>
      <text:p text:style-name="P9"/>
      <text:p text:style-name="P9">print "&lt;p&gt;モンスター&lt;/p&gt;\n";</text:p>
      <text:p text:style-name="P9">print "&lt;ul&gt;\n";</text:p>
      <text:p text:style-name="P9">print "&lt;li&gt;HP:".$enehp."&lt;/li&gt;";</text:p>
      <text:p text:style-name="P9">print "&lt;li&gt;ATK:".$a[4][2]."&lt;/li&gt;";</text:p>
      <text:p text:style-name="P9">print "&lt;li&gt;DEF:".$a[4][3]."&lt;/li&gt;";</text:p>
      <text:p text:style-name="P9">print "&lt;/ul&gt;\n";</text:p>
      <text:p text:style-name="P9"/>
      <text:p text:style-name="P9">print "&lt;p&gt;&lt;img src=\"/penshu4_2020/67190489/ex13/kurage.jpg\" usemap=\"#gozira1\" alt=\"gozira2\"width=\"200\"height=\"200\"&gt;&lt;/p&gt;";</text:p>
      <text:p text:style-name="P9">print "&lt;map name=\"gozira\"&gt;";</text:p>
      <text:p text:style-name="P9">print "&lt;/map&gt;";</text:p>
      <text:p text:style-name="P9"/>
      <text:p text:style-name="P9">$mahou = floor(($a[0][1]+$a[0][2]+$a[0][3]) / 5);</text:p>
      <text:p text:style-name="P9">$kaihuku = floor(($a[0][1]+$a[0][3]) / 3);</text:p>
      <text:p text:style-name="P9"/>
      <text:p text:style-name="P9">print "&lt;p&gt;あなた&lt;/p&gt;\n";</text:p>
      <text:p text:style-name="P9">print "&lt;ul&gt;\n";</text:p>
      <text:p text:style-name="P9">print "&lt;li&gt;HP:".$myhp."&lt;/li&gt;";</text:p>
      <text:p text:style-name="P9">print "&lt;li&gt;ATK:".$a[0][2]."&lt;/li&gt;";</text:p>
      <text:p text:style-name="P9">print "&lt;li&gt;DEF:".$a[0][3]."&lt;/li&gt;";</text:p>
      <text:p text:style-name="P9">print "&lt;li&gt;サンダー:".$mahou."&lt;/li&gt;";</text:p>
      <text:p text:style-name="P9">print "&lt;li&gt;ヒール:".$kaihuku."&lt;/li&gt;";</text:p>
      <text:p text:style-name="P9">print "&lt;/ul&gt;\n";</text:p>
      <text:p text:style-name="P9"/>
      <text:p text:style-name="P9">print "&lt;form action=\"battle4.php\" method=\"post\"&gt;\n";</text:p>
      <text:p text:style-name="P9">print "&lt;ul class = \"yoko\"&gt;\n";</text:p>
      <text:p text:style-name="P9">print "&lt;li&gt;&lt;input type=\"radio\" name =\"myatk\" value=\"kougeki\" checked&gt;こうげき&lt;/li&gt;";</text:p>
      <text:p text:style-name="P9">print "&lt;li&gt;&lt;input type=\"radio\" name =\"myatk\" value=\"thunder\" &gt;サンダー&lt;/li&gt;";</text:p>
      <text:p text:style-name="P9">print "&lt;li&gt;&lt;input type=\"radio\" name =\"myatk\" value=\"heal\" &gt;ヒール&lt;/li&gt;";</text:p>
      <text:p text:style-name="P9">print "&lt;/ul&gt;\n";</text:p>
      <text:p text:style-name="P9"/>
      <text:p text:style-name="P9">print "&lt;input type=\"submit\" value=\"行動決定\"&gt;";</text:p>
      <text:p text:style-name="P9">print "&lt;p&gt;";</text:p>
      <text:p text:style-name="P9">print "&lt;a href=\"shuffle.php\"&gt;戦略的撤退＆シャッフル&lt;/a&gt;\n";</text:p>
      <text:p text:style-name="P9">print "&lt;/p&gt;\n";</text:p>
      <text:p text:style-name="P9"><text:soft-page-break/>?&gt;</text:p>
      <text:p text:style-name="P9">&lt;/form&gt;</text:p>
      <text:p text:style-name="P9"/>
      <text:p text:style-name="P9">&lt;/body&gt;</text:p>
      <text:p text:style-name="P9">&lt;/html&gt;</text:p>
      <text:p text:style-name="P2"/>
      <text:p text:style-name="P2"/>
      <text:p text:style-name="P2"/>
      <text:p text:style-name="P2"/>
      <text:p text:style-name="P2">10.battle5.php</text:p>
      <text:p text:style-name="P2"/>
      <text:p text:style-name="P12">&lt;?php</text:p>
      <text:p text:style-name="P12">include_once("auth.inc");</text:p>
      <text:p text:style-name="P12">auth();</text:p>
      <text:p text:style-name="P12">?&gt;</text:p>
      <text:p text:style-name="P12"/>
      <text:p text:style-name="P12">&lt;!DOCTYPE html&gt;</text:p>
      <text:p text:style-name="P12"/>
      <text:p text:style-name="P12">&lt;html lang="ja"&gt;</text:p>
      <text:p text:style-name="P12"/>
      <text:p text:style-name="P12">&lt;head&gt;</text:p>
      <text:p text:style-name="P12">&lt;link rel="stylesheet" type="text/css" href="/penshu4_2020/67190285/ex13/battle2.css"&gt;</text:p>
      <text:p text:style-name="P12">&lt;title&gt;</text:p>
      <text:p text:style-name="P12">戦闘画面5</text:p>
      <text:p text:style-name="P12">&lt;/title&gt;</text:p>
      <text:p text:style-name="P12">&lt;meta charset="utf-8"&gt;</text:p>
      <text:p text:style-name="P12">&lt;/head&gt;</text:p>
      <text:p text:style-name="P12"/>
      <text:p text:style-name="P12">&lt;body&gt;</text:p>
      <text:p text:style-name="P12"/>
      <text:p text:style-name="P12">&lt;h1&gt;戦闘&lt;/h1&gt;</text:p>
      <text:p text:style-name="P12"/>
      <text:p text:style-name="P12">&lt;?php</text:p>
      <text:p text:style-name="P12"/>
      <text:p text:style-name="P12">@$con = pg_connect("host=kite.cs.miyazaki-u.ac.jp dbname=endb2022 user=enuser2022 password=enpass2022");</text:p>
      <text:p text:style-name="P12">if ($con == false){</text:p>
      <text:p text:style-name="P12"><text:s text:c="2"/>print("DATABASE CONNECTION ERROR\n");</text:p>
      <text:p text:style-name="P12"><text:s text:c="2"/>exit;</text:p>
      <text:p text:style-name="P12">}</text:p>
      <text:p text:style-name="P12"/>
      <text:p text:style-name="P12">$sql1 = "select * from {$_SERVER['PHP_AUTH_USER']}";</text:p>
      <text:p text:style-name="P12"/>
      <text:p text:style-name="P12">@$result = pg_query($sql1);</text:p>
      <text:p text:style-name="P12">if($result == false){</text:p>
      <text:p text:style-name="P12"><text:s text:c="2"/>print"DATA ACQUISITION ERROR\n";</text:p>
      <text:p text:style-name="P12"><text:s text:c="2"/>exit;</text:p>
      <text:p text:style-name="P12">}</text:p>
      <text:p text:style-name="P12"/>
      <text:p text:style-name="P12">$n = 5;</text:p>
      <text:p text:style-name="P12">$m = pg_num_rows($result);</text:p>
      <text:p text:style-name="P12"/>
      <text:p text:style-name="P12"><text:soft-page-break/>for($i = 0; $i &lt; $m; $i++){</text:p>
      <text:p text:style-name="P12"><text:s text:c="2"/>for($j = 0; $j &lt; $n; $j++){</text:p>
      <text:p text:style-name="P12"><text:s text:c="4"/>$a[$i][$j] = pg_fetch_result($result,$i,$j);</text:p>
      <text:p text:style-name="P12"><text:s text:c="2"/>}</text:p>
      <text:p text:style-name="P12">}</text:p>
      <text:p text:style-name="P12">$myhp = $a[0][4];</text:p>
      <text:p text:style-name="P12">$enehp = $a[5][4];</text:p>
      <text:p text:style-name="P12"/>
      <text:p text:style-name="P12">$mikatahp = $a[0][1];</text:p>
      <text:p text:style-name="P12">$tekihp = $a[5][1];</text:p>
      <text:p text:style-name="P12"/>
      <text:p text:style-name="P12">$id1 = $a[1][4];</text:p>
      <text:p text:style-name="P12">$id2 = $a[2][4];</text:p>
      <text:p text:style-name="P12">$id3 = $a[3][4];</text:p>
      <text:p text:style-name="P12">$id4 = $a[4][4];</text:p>
      <text:p text:style-name="P2"/>
      <text:p text:style-name="P5">if(isset($_POST['myatk'])){</text:p>
      <text:p text:style-name="P5"><text:s text:c="2"/>if($_POST['myatk'] === "kougeki"){</text:p>
      <text:p text:style-name="P5"><text:s text:c="4"/>$mydmg = $a[5][2] - $a[0][3];</text:p>
      <text:p text:style-name="P5"/>
      <text:p text:style-name="P5"><text:s text:c="4"/>if($mydmg &lt; 0){</text:p>
      <text:p text:style-name="P5"><text:s text:c="8"/>$mydmg = 0;</text:p>
      <text:p text:style-name="P5"><text:s text:c="4"/>}</text:p>
      <text:p text:style-name="P5"/>
      <text:p text:style-name="P5"><text:s text:c="4"/>$enedmg = $a[0][2] - $a[5][3];</text:p>
      <text:p text:style-name="P5"/>
      <text:p text:style-name="P5"><text:s text:c="4"/>if($enedmg &lt; 0){</text:p>
      <text:p text:style-name="P5"><text:s text:c="8"/>$enedmg = 0;</text:p>
      <text:p text:style-name="P5"><text:s text:c="4"/>}</text:p>
      <text:p text:style-name="P5"/>
      <text:p text:style-name="P5"><text:s text:c="4"/>$myhp = $a[0][4] - $mydmg;</text:p>
      <text:p text:style-name="P5"/>
      <text:p text:style-name="P5"><text:s text:c="2"/>}</text:p>
      <text:p text:style-name="P5"><text:s text:c="2"/>if($_POST['myatk'] === "thunder"){</text:p>
      <text:p text:style-name="P5"><text:s text:c="4"/>$mydmg = $a[5][2] - $a[0][3];</text:p>
      <text:p text:style-name="P5"/>
      <text:p text:style-name="P5"><text:s text:c="4"/>if($mydmg &lt; 0){</text:p>
      <text:p text:style-name="P5"><text:s text:c="8"/>$mydmg = 0;</text:p>
      <text:p text:style-name="P5"><text:s text:c="4"/>}</text:p>
      <text:p text:style-name="P5"/>
      <text:p text:style-name="P5"><text:s text:c="4"/>$enedmg = floor(($a[0][1]+$a[0][2]+$a[0][3]) / 5);</text:p>
      <text:p text:style-name="P5"/>
      <text:p text:style-name="P5"><text:s text:c="4"/>if($enedmg &lt; 0){</text:p>
      <text:p text:style-name="P5"><text:s text:c="8"/>$enedmg = 0;</text:p>
      <text:p text:style-name="P5"><text:s text:c="4"/>}</text:p>
      <text:p text:style-name="P5"/>
      <text:p text:style-name="P5"><text:s text:c="4"/>$myhp = $a[0][4] - $mydmg;</text:p>
      <text:p text:style-name="P5"/>
      <text:p text:style-name="P5"><text:s text:c="2"/>}</text:p>
      <text:p text:style-name="P5"><text:s text:c="2"/>if($_POST['myatk'] === "heal"){</text:p>
      <text:p text:style-name="P5"><text:s text:c="4"/>$mydmg = $a[5][2] - $a[0][3];</text:p>
      <text:p text:style-name="P5"/>
      <text:p text:style-name="P5"><text:soft-page-break/><text:s text:c="4"/>if($mydmg &lt; 0){</text:p>
      <text:p text:style-name="P5"><text:s text:c="8"/>$mydmg = 0;</text:p>
      <text:p text:style-name="P5"><text:s text:c="4"/>}</text:p>
      <text:p text:style-name="P5"/>
      <text:p text:style-name="P5"><text:s text:c="4"/>$enedmg = 0;</text:p>
      <text:p text:style-name="P5"/>
      <text:p text:style-name="P5"><text:s text:c="4"/>if($enedmg &lt; 0){</text:p>
      <text:p text:style-name="P5"><text:s text:c="8"/>$enedmg = 0;</text:p>
      <text:p text:style-name="P5"><text:s text:c="4"/>}</text:p>
      <text:p text:style-name="P5"><text:s text:c="2"/>$myhp = $a[0][4] - $mydmg + floor(($a[0][1]+$a[0][3]) / 3);</text:p>
      <text:p text:style-name="P5"/>
      <text:p text:style-name="P5"><text:s text:c="4"/>if($myhp &gt; $a[0][1]){</text:p>
      <text:p text:style-name="P5"><text:s text:c="8"/>$myhp = $a[0][1];</text:p>
      <text:p text:style-name="P5"><text:s text:c="4"/>}</text:p>
      <text:p text:style-name="P5"><text:s text:c="2"/>}</text:p>
      <text:p text:style-name="P5"><text:s text:c="2"/>//$myhp = 0;</text:p>
      <text:p text:style-name="P5"><text:s text:c="2"/>$enehp = $a[5][4] - $enedmg;</text:p>
      <text:p text:style-name="P5"><text:s text:c="2"/>//$enehp = 40;</text:p>
      <text:p text:style-name="P5">}</text:p>
      <text:p text:style-name="P2"/>
      <text:p text:style-name="P2"><text:s text:c="4"/><text:span text:style-name="T1">$sql1 = "update {$_SERVER['PHP_AUTH_USER']} set hplog = {$myhp} where id = 0";</text:span></text:p>
      <text:p text:style-name="P7"><text:s text:c="4"/>$sql2 = "update {$_SERVER['PHP_AUTH_USER']} set hplog = {$id1} where id = 1";</text:p>
      <text:p text:style-name="P7"><text:s text:c="4"/>$sql3 = "update {$_SERVER['PHP_AUTH_USER']} set hplog = {$id2} where id = 2";</text:p>
      <text:p text:style-name="P7"><text:s text:c="4"/>$sql4 = "update {$_SERVER['PHP_AUTH_USER']} set hplog = {$id3} where id = 3";</text:p>
      <text:p text:style-name="P7"><text:s text:c="4"/>$sql5 = "update {$_SERVER['PHP_AUTH_USER']} set hplog = {$id4} where id = 4";</text:p>
      <text:p text:style-name="P7"><text:s text:c="4"/>$sql6 = "update {$_SERVER['PHP_AUTH_USER']} set hplog = {$enehp} where id = 5";</text:p>
      <text:p text:style-name="P7"/>
      <text:p text:style-name="P7"><text:s text:c="4"/>@$result = pg_query($sql1);</text:p>
      <text:p text:style-name="P7"><text:s text:c="5"/>if($result == false){</text:p>
      <text:p text:style-name="P7"><text:s text:c="8"/>print"DATA ACQUISITION ERROR1\n";</text:p>
      <text:p text:style-name="P7"><text:s text:c="8"/>exit;</text:p>
      <text:p text:style-name="P7"><text:s text:c="5"/>}</text:p>
      <text:p text:style-name="P7"/>
      <text:p text:style-name="P7"><text:s text:c="5"/>@$result = pg_query($sql2);</text:p>
      <text:p text:style-name="P7"><text:s text:c="5"/>if($result == false){</text:p>
      <text:p text:style-name="P7"><text:s text:c="8"/>print"DATA ACQUISITION ERROR2\n";</text:p>
      <text:p text:style-name="P7"><text:s text:c="8"/>exit;</text:p>
      <text:p text:style-name="P7"><text:s text:c="5"/>}</text:p>
      <text:p text:style-name="P7"/>
      <text:p text:style-name="P7"><text:s text:c="6"/>@$result = pg_query($sql3);</text:p>
      <text:p text:style-name="P7"><text:s text:c="5"/>if($result == false){</text:p>
      <text:p text:style-name="P7"><text:s text:c="8"/>print"DATA ACQUISITION ERROR3\n";</text:p>
      <text:p text:style-name="P7"><text:s text:c="8"/>exit;</text:p>
      <text:p text:style-name="P7"><text:s text:c="5"/>}</text:p>
      <text:p text:style-name="P7"/>
      <text:p text:style-name="P7"><text:s text:c="6"/>@$result = pg_query($sql4);</text:p>
      <text:p text:style-name="P7"><text:s text:c="5"/>if($result == false){</text:p>
      <text:p text:style-name="P7"><text:s text:c="8"/>print"DATA ACQUISITION ERROR4\n";</text:p>
      <text:p text:style-name="P7"><text:s text:c="8"/>exit;</text:p>
      <text:p text:style-name="P7"><text:s text:c="5"/>}</text:p>
      <text:p text:style-name="P7"/>
      <text:p text:style-name="P7"><text:s text:c="6"/>@$result = pg_query($sql5);</text:p>
      <text:p text:style-name="P7"><text:soft-page-break/><text:s text:c="5"/>if($result == false){</text:p>
      <text:p text:style-name="P7"><text:s text:c="8"/>print"DATA ACQUISITION ERROR5\n";</text:p>
      <text:p text:style-name="P7"><text:s text:c="8"/>exit;</text:p>
      <text:p text:style-name="P7"><text:s text:c="5"/>}</text:p>
      <text:p text:style-name="P7"/>
      <text:p text:style-name="P7"><text:s text:c="6"/>@$result = pg_query($sql6);</text:p>
      <text:p text:style-name="P7"><text:s text:c="5"/>if($result == false){</text:p>
      <text:p text:style-name="P7"><text:s text:c="8"/>print"DATA ACQUISITION ERROR6\n";</text:p>
      <text:p text:style-name="P7"><text:s text:c="8"/>exit;</text:p>
      <text:p text:style-name="P7"><text:s text:c="5"/>}</text:p>
      <text:p text:style-name="P7"/>
      <text:p text:style-name="P7"><text:s text:c="5"/>if($myhp &lt;= 0){</text:p>
      <text:p text:style-name="P7"><text:s text:c="9"/>print "あなたの負け\n";</text:p>
      <text:p text:style-name="P7"><text:s text:c="9"/>print "&lt;a href=\"ready.php\"&gt;準備画面へ&lt;/a&gt;\n";</text:p>
      <text:p text:style-name="P7"><text:s text:c="9"/>$sql3 = "update {$_SERVER['PHP_AUTH_USER']} set hplog = {$id1} where id = 1";</text:p>
      <text:p text:style-name="P7"><text:s text:c="9"/>$sql4 = "update {$_SERVER['PHP_AUTH_USER']} set hplog = {$id2} where id = 2";</text:p>
      <text:p text:style-name="P7"><text:s text:c="9"/>$sql5 = "update {$_SERVER['PHP_AUTH_USER']} set hplog = {$id3} where id = 3";</text:p>
      <text:p text:style-name="P7"><text:s text:c="9"/>$sql6 = "update {$_SERVER['PHP_AUTH_USER']} set hplog = {$id4} where id = 4";</text:p>
      <text:p text:style-name="P7"><text:s text:c="9"/>$sql7 = "update {$_SERVER['PHP_AUTH_USER']} set hplog = {$mikatahp} where id = 0";</text:p>
      <text:p text:style-name="P7"><text:s text:c="9"/>$sql8 = "update {$_SERVER['PHP_AUTH_USER']} set hplog = {$tekihp} where id = 5";</text:p>
      <text:p text:style-name="P7"><text:s text:c="9"/>@$result = pg_query($sql7);</text:p>
      <text:p text:style-name="P7"><text:s text:c="9"/>if($result == false){</text:p>
      <text:p text:style-name="P7"><text:s text:c="13"/>print"DATA ACQUISITION ERROR7\n";</text:p>
      <text:p text:style-name="P7"><text:s text:c="13"/>exit;</text:p>
      <text:p text:style-name="P7"><text:s text:c="10"/>}</text:p>
      <text:p text:style-name="P7"><text:s text:c="9"/>@$result = pg_query($sql3);</text:p>
      <text:p text:style-name="P7"><text:s text:c="9"/>if($result == false){</text:p>
      <text:p text:style-name="P7"><text:s text:c="13"/>print"DATA ACQUISITION ERROR3\n";</text:p>
      <text:p text:style-name="P7"><text:s text:c="13"/>exit;</text:p>
      <text:p text:style-name="P7"><text:s text:c="9"/>}</text:p>
      <text:p text:style-name="P7"><text:s text:c="9"/>@$result = pg_query($sql4);</text:p>
      <text:p text:style-name="P7"><text:s text:c="9"/>if($result == false){</text:p>
      <text:p text:style-name="P7"><text:s text:c="13"/>print"DATA ACQUISITION ERROR4\n";</text:p>
      <text:p text:style-name="P7"><text:s text:c="13"/>exit;</text:p>
      <text:p text:style-name="P7"><text:s text:c="13"/>}</text:p>
      <text:p text:style-name="P7"><text:s text:c="9"/>@$result = pg_query($sql5);</text:p>
      <text:p text:style-name="P7"><text:s text:c="9"/>if($result == false){</text:p>
      <text:p text:style-name="P7"><text:s text:c="13"/>print"DATA ACQUISITION ERROR5\n";</text:p>
      <text:p text:style-name="P7"><text:s text:c="13"/>exit;</text:p>
      <text:p text:style-name="P7"><text:s text:c="13"/>}</text:p>
      <text:p text:style-name="P7"><text:s text:c="9"/>@$result = pg_query($sql6);</text:p>
      <text:p text:style-name="P7"><text:s text:c="9"/>if($result == false){</text:p>
      <text:p text:style-name="P7"><text:s text:c="13"/>print"DATA ACQUISITION ERROR6\n";</text:p>
      <text:p text:style-name="P7"><text:s text:c="13"/>exit;</text:p>
      <text:p text:style-name="P7"><text:s text:c="9"/>}</text:p>
      <text:p text:style-name="P7"><text:s text:c="9"/>@$result = pg_query($sql8);</text:p>
      <text:p text:style-name="P7"><text:s text:c="9"/>if($result == false){</text:p>
      <text:p text:style-name="P7"><text:s text:c="13"/>print"DATA ACQUISITION ERROR8\n";</text:p>
      <text:p text:style-name="P7"><text:s text:c="13"/>exit;</text:p>
      <text:p text:style-name="P7"><text:s text:c="13"/>}</text:p>
      <text:p text:style-name="P7"><text:soft-page-break/><text:s text:c="9"/>exit;</text:p>
      <text:p text:style-name="P7"><text:s text:c="5"/>}</text:p>
      <text:p text:style-name="P7"><text:s text:c="9"/>if($enehp &lt;= 0){</text:p>
      <text:p text:style-name="P7"><text:s text:c="13"/>print "あなたの勝ち\n";</text:p>
      <text:p text:style-name="P7"><text:s text:c="4"/>print "&lt;a href=\"result.php\"&gt;次へ&lt;/a&gt;\n";</text:p>
      <text:p text:style-name="P7"><text:s text:c="9"/>$sql3 = "update {$_SERVER['PHP_AUTH_USER']} set hplog = {$id1} where id = 1";</text:p>
      <text:p text:style-name="P7"><text:s text:c="9"/>$sql4 = "update {$_SERVER['PHP_AUTH_USER']} set hplog = {$id2} where id = 2";</text:p>
      <text:p text:style-name="P7"><text:s text:c="9"/>$sql5 = "update {$_SERVER['PHP_AUTH_USER']} set hplog = {$id3} where id = 3";</text:p>
      <text:p text:style-name="P7"><text:s text:c="9"/>$sql6 = "update {$_SERVER['PHP_AUTH_USER']} set hplog = {$id4} where id = 4";</text:p>
      <text:p text:style-name="P7"><text:s text:c="9"/>$sql7 = "update {$_SERVER['PHP_AUTH_USER']} set hplog = {$mikatahp} where id = 0";</text:p>
      <text:p text:style-name="P7"><text:s text:c="9"/>$sql8 = "update {$_SERVER['PHP_AUTH_USER']} set hplog = {$tekihp} where id = 5";</text:p>
      <text:p text:style-name="P7"><text:s text:c="9"/>@$result = pg_query($sql7);</text:p>
      <text:p text:style-name="P7"><text:s text:c="9"/>if($result == false){</text:p>
      <text:p text:style-name="P7"><text:s text:c="13"/>print"DATA ACQUISITION ERROR7\n";</text:p>
      <text:p text:style-name="P7"><text:s text:c="13"/>exit;</text:p>
      <text:p text:style-name="P7"><text:s text:c="10"/>}</text:p>
      <text:p text:style-name="P7"><text:s text:c="9"/>@$result = pg_query($sql3);</text:p>
      <text:p text:style-name="P7"><text:s text:c="9"/>if($result == false){</text:p>
      <text:p text:style-name="P7"><text:s text:c="13"/>print"DATA ACQUISITION ERROR3\n";</text:p>
      <text:p text:style-name="P7"><text:s text:c="13"/>exit;</text:p>
      <text:p text:style-name="P7"><text:s text:c="9"/>}</text:p>
      <text:p text:style-name="P7"><text:s text:c="9"/>@$result = pg_query($sql4);</text:p>
      <text:p text:style-name="P7"><text:s text:c="9"/>if($result == false){</text:p>
      <text:p text:style-name="P7"><text:s text:c="13"/>print"DATA ACQUISITION ERROR4\n";</text:p>
      <text:p text:style-name="P7"><text:s text:c="13"/>exit;</text:p>
      <text:p text:style-name="P7"><text:s text:c="13"/>}</text:p>
      <text:p text:style-name="P7"><text:s text:c="9"/>@$result = pg_query($sql5);</text:p>
      <text:p text:style-name="P7"><text:s text:c="9"/>if($result == false){</text:p>
      <text:p text:style-name="P7"><text:s text:c="13"/>print"DATA ACQUISITION ERROR5\n";</text:p>
      <text:p text:style-name="P7"><text:s text:c="13"/>exit;</text:p>
      <text:p text:style-name="P7"><text:s text:c="13"/>}</text:p>
      <text:p text:style-name="P7"><text:s text:c="9"/>@$result = pg_query($sql6);</text:p>
      <text:p text:style-name="P7"><text:s text:c="9"/>if($result == false){</text:p>
      <text:p text:style-name="P7"><text:s text:c="13"/>print"DATA ACQUISITION ERROR6\n";</text:p>
      <text:p text:style-name="P7"><text:s text:c="13"/>exit;</text:p>
      <text:p text:style-name="P7"><text:s text:c="9"/>}</text:p>
      <text:p text:style-name="P7"><text:s text:c="9"/>@$result = pg_query($sql8);</text:p>
      <text:p text:style-name="P7"><text:s text:c="9"/>if($result == false){</text:p>
      <text:p text:style-name="P7"><text:s text:c="13"/>print"DATA ACQUISITION ERROR8\n";</text:p>
      <text:p text:style-name="P7"><text:s text:c="13"/>exit;</text:p>
      <text:p text:style-name="P7"><text:s text:c="13"/>}</text:p>
      <text:p text:style-name="P7"><text:s text:c="9"/>exit;</text:p>
      <text:p text:style-name="P7"><text:s text:c="9"/>}</text:p>
      <text:p text:style-name="P7"/>
      <text:p text:style-name="P7"/>
      <text:p text:style-name="P7"/>
      <text:p text:style-name="P7">pg_free_result($result);</text:p>
      <text:p text:style-name="P7">pg_close($con);</text:p>
      <text:p text:style-name="P2"/>
      <text:p text:style-name="P9">print "&lt;p&gt;モンスター&lt;/p&gt;\n";</text:p>
      <text:p text:style-name="P9"><text:soft-page-break/>print "&lt;ul&gt;\n";</text:p>
      <text:p text:style-name="P9">print "&lt;li&gt;HP:".$enehp."&lt;/li&gt;";</text:p>
      <text:p text:style-name="P9">print "&lt;li&gt;ATK:".$a[5][2]."&lt;/li&gt;";</text:p>
      <text:p text:style-name="P9">print "&lt;li&gt;DEF:".$a[5][3]."&lt;/li&gt;";</text:p>
      <text:p text:style-name="P9">print "&lt;/ul&gt;\n";</text:p>
      <text:p text:style-name="P9"/>
      <text:p text:style-name="P9">print "&lt;p&gt;&lt;img src=\"/penshu4_2020/67190223/ex15/dio.jpeg\" usemap=\"#dio\" alt=\"dio\"width=\"270\"height=\"200\"&gt;&lt;/p&gt;";</text:p>
      <text:p text:style-name="P9">print "&lt;map name=\"surachan\"&gt;";</text:p>
      <text:p text:style-name="P9">print "&lt;/map&gt;";</text:p>
      <text:p text:style-name="P9"/>
      <text:p text:style-name="P9">$mahou = floor(($a[0][1]+$a[0][2]+$a[0][3]) / 5);</text:p>
      <text:p text:style-name="P9">$kaihuku = floor(($a[0][1]+$a[0][3]) / 3);</text:p>
      <text:p text:style-name="P9"/>
      <text:p text:style-name="P9">print "&lt;p&gt;あなた&lt;/p&gt;\n";</text:p>
      <text:p text:style-name="P9">print "&lt;ul&gt;\n";</text:p>
      <text:p text:style-name="P9">print "&lt;li&gt;HP:".$myhp."&lt;/li&gt;";</text:p>
      <text:p text:style-name="P9">print "&lt;li&gt;ATK:".$a[0][2]."&lt;/li&gt;";</text:p>
      <text:p text:style-name="P9">print "&lt;li&gt;DEF:".$a[0][3]."&lt;/li&gt;";</text:p>
      <text:p text:style-name="P9">print "&lt;li&gt;サンダー:".$mahou."&lt;/li&gt;";</text:p>
      <text:p text:style-name="P9">print "&lt;li&gt;ヒール:".$kaihuku."&lt;/li&gt;";</text:p>
      <text:p text:style-name="P9">print "&lt;/ul&gt;\n";</text:p>
      <text:p text:style-name="P9"/>
      <text:p text:style-name="P9">print "&lt;form action=\"battle5.php\" method=\"post\"&gt;\n";</text:p>
      <text:p text:style-name="P9">print "&lt;ul class = \"yoko\"&gt;\n";</text:p>
      <text:p text:style-name="P9">print "&lt;li&gt;&lt;input type=\"radio\" name =\"myatk\" value=\"kougeki\" checked&gt;こうげき&lt;/li&gt;";</text:p>
      <text:p text:style-name="P9">print "&lt;li&gt;&lt;input type=\"radio\" name =\"myatk\" value=\"thunder\" &gt;サンダー&lt;/li&gt;";</text:p>
      <text:p text:style-name="P9">print "&lt;li&gt;&lt;input type=\"radio\" name =\"myatk\" value=\"heal\" &gt;ヒール&lt;/li&gt;";</text:p>
      <text:p text:style-name="P9">print "&lt;/ul&gt;\n";</text:p>
      <text:p text:style-name="P9"/>
      <text:p text:style-name="P9">print "&lt;input type=\"submit\" value=\"行動決定\"&gt;";</text:p>
      <text:p text:style-name="P9">print "&lt;p&gt;";</text:p>
      <text:p text:style-name="P9">print "&lt;a href=\"shuffle.php\"&gt;戦略的撤退＆シャッフル&lt;/a&gt;\n";</text:p>
      <text:p text:style-name="P9">print "&lt;/p&gt;\n";</text:p>
      <text:p text:style-name="P9">?&gt;</text:p>
      <text:p text:style-name="P9">&lt;/form&gt;</text:p>
      <text:p text:style-name="P9"/>
      <text:p text:style-name="P9">&lt;/body&gt;</text:p>
      <text:p text:style-name="P9">&lt;/html&gt;</text:p>
      <text:p text:style-name="P2"/>
      <text:p text:style-name="P2"/>
      <text:p text:style-name="P2"/>
      <text:p text:style-name="P2"/>
      <text:p text:style-name="P2">11.result.php</text:p>
      <text:p text:style-name="P2"/>
      <text:p text:style-name="P2">&lt;!DOCTYPE html&gt;</text:p>
      <text:p text:style-name="P2"/>
      <text:p text:style-name="P5">&lt;html lang="ja"&gt;</text:p>
      <text:p text:style-name="P5"/>
      <text:p text:style-name="P5">&lt;head&gt;</text:p>
      <text:p text:style-name="P5">&lt;link rel="stylesheet" type="text/css" href="/penshu4_2020/67190223/ex15/result.css"&gt;</text:p>
      <text:p text:style-name="P5">&lt;title&gt;</text:p>
      <text:p text:style-name="P5">勝利</text:p>
      <text:p text:style-name="P5"><text:soft-page-break/>&lt;/title&gt;</text:p>
      <text:p text:style-name="P5">&lt;meta charset="utf-8"&gt;</text:p>
      <text:p text:style-name="P5">&lt;/head&gt;</text:p>
      <text:p text:style-name="P5"/>
      <text:p text:style-name="P5">&lt;body&gt;</text:p>
      <text:p text:style-name="P5"/>
      <text:p text:style-name="P5">&lt;h1&gt;クリアおめでとう&lt;/h1&gt;</text:p>
      <text:p text:style-name="P5">&lt;?php</text:p>
      <text:p text:style-name="P5">print "&lt;p&gt;&lt;img src=\"/penshu4_2020/67190223/ex15/result.png\" usemap=\"#ome\" alt=\"蛙（鳥獣戯画）\" width=\"500\" height=\"400\"&gt;&lt;/p&gt;";</text:p>
      <text:p text:style-name="P5">print "&lt;map name=\"suraimu\"&gt;";</text:p>
      <text:p text:style-name="P5">print "&lt;/map&gt;";</text:p>
      <text:p text:style-name="P5"/>
      <text:p text:style-name="P5">print "&lt;p&gt;\n";</text:p>
      <text:p text:style-name="P5">print "&lt;a href=\"start.php\"&gt;タイトルへ戻る&lt;/a&gt;\n";</text:p>
      <text:p text:style-name="P5">print "&lt;/p&gt;";</text:p>
      <text:p text:style-name="P5">?&gt;</text:p>
      <text:p text:style-name="P5">&lt;/body&gt;</text:p>
      <text:p text:style-name="P5">&lt;/html&gt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9:37:29.645480936</meta:creation-date>
    <dc:date>2021-01-27T13:24:04.357679130</dc:date>
    <meta:editing-duration>PT2H21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3" meta:paragraph-count="1722" meta:word-count="5977" meta:character-count="48086" meta:non-whitespace-character-count="37549"/>
  </office:meta>
</office:document-meta>
</file>